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3.422cm"/>
    </style:style>
    <style:style style:name="co3" style:family="table-column">
      <style:table-column-properties fo:break-before="auto" style:column-width="3.6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3.2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2.97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926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4.006cm"/>
    </style:style>
    <style:style style:name="co14" style:family="table-column">
      <style:table-column-properties fo:break-before="auto" style:column-width="3.713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4.085cm"/>
    </style:style>
    <style:style style:name="co17" style:family="table-column">
      <style:table-column-properties fo:break-before="auto" style:column-width="3.554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3.953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4.059cm"/>
    </style:style>
    <style:style style:name="co22" style:family="table-column">
      <style:table-column-properties fo:break-before="auto" style:column-width="4.138cm"/>
    </style:style>
    <style:style style:name="co23" style:family="table-column">
      <style:table-column-properties fo:break-before="auto" style:column-width="17.431cm"/>
    </style:style>
    <style:style style:name="co24" style:family="table-column">
      <style:table-column-properties fo:break-before="auto" style:column-width="16.184cm"/>
    </style:style>
    <style:style style:name="co25" style:family="table-column">
      <style:table-column-properties fo:break-before="auto" style:column-width="18.068cm"/>
    </style:style>
    <style:style style:name="co26" style:family="table-column">
      <style:table-column-properties fo:break-before="auto" style:column-width="18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6">
      <style:table-cell-properties fo:background-color="#ffff00"/>
    </style:style>
    <style:style style:name="ce3" style:family="table-cell" style:parent-style-name="Default" style:data-style-name="N116"/>
    <style:style style:name="ce4" style:family="table-cell" style:parent-style-name="Default" style:data-style-name="N114">
      <style:table-cell-properties fo:background-color="#ffff00"/>
    </style:style>
    <style:style style:name="ce5" style:family="table-cell" style:parent-style-name="Default" style:data-style-name="N114"/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fa" table:style-name="ta1">
        <table:shapes>
          <draw:frame draw:z-index="0" draw:style-name="gr1" draw:text-style-name="P1" svg:width="24.508cm" svg:height="13.785cm" svg:x="0cm" svg:y="8.51cm">
            <draw:object draw:notify-on-update-of-ranges="Alfa.A2:Alfa.A18 Alfa.B1:Alfa.B1 Alfa.B2:Alfa.B18 Alfa.C1:Alfa.C1 Alfa.C2:Alfa.C18 Alfa.D1:Alfa.D1 Alfa.D2:Alfa.D18 Alfa.E1:Alfa.E1 Alfa.E2:Alfa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Rhasspy,Ken</text:p>
          </table:table-cell>
          <table:table-cell office:value-type="string" calcext:value-type="string">
            <text:p>Rhasspy,Poco</text:p>
          </table:table-cell>
          <table:table-cell office:value-type="string" calcext:value-type="string">
            <text:p>Polyglot,Ken</text:p>
          </table:table-cell>
          <table:table-cell office:value-type="string" calcext:value-type="string">
            <text:p>Polyglot,Poco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cadia_Frase1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1.6" calcext:value-type="float">
            <text:p>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3</text:p>
          </table:table-cell>
          <table:table-cell table:number-columns-repeated="4" office:value-type="float" office:value="1.8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5</text:p>
          </table:table-cell>
          <table:table-cell table:number-columns-repeated="4"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adia_Frase8</text:p>
          </table:table-cell>
          <table:table-cell table:number-columns-repeated="4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umina_Frase1</text:p>
          </table:table-cell>
          <table:table-cell table:number-columns-repeated="4" table:style-name="ce1"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3</text:p>
          </table:table-cell>
          <table:table-cell table:number-columns-repeated="4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4</text:p>
          </table:table-cell>
          <table:table-cell table:number-columns-repeated="4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5</text:p>
          </table:table-cell>
          <table:table-cell table:number-columns-repeated="4" office:value-type="float" office:value="1.6" calcext:value-type="float">
            <text:p>1,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6</text:p>
          </table:table-cell>
          <table:table-cell table:number-columns-repeated="4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ina_Frase8</text:p>
          </table:table-cell>
          <table:table-cell table:number-columns-repeated="4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xtoLargo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8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2"/>
          <table:table-cell office:value-type="float" office:value="1.3" calcext:value-type="float">
            <text:p>1,3</text:p>
          </table:table-cell>
        </table:table-row>
      </table:table>
      <table:table table:name="Beta" table:style-name="ta1">
        <table:shapes>
          <draw:frame draw:z-index="0" draw:style-name="gr1" draw:text-style-name="P1" svg:width="26.464cm" svg:height="14.885cm" svg:x="0cm" svg:y="8.257cm">
            <draw:object draw:notify-on-update-of-ranges="Beta.A2:Beta.A18 Beta.B1:Beta.B1 Beta.B2:Beta.B18 Beta.C1:Beta.C1 Beta.C2:Beta.C18 Beta.D1:Beta.D1 Beta.D2:Beta.D18 Beta.E1:Beta.E1 Beta.E2:Beta.E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Rhasspy,Ken</text:p>
          </table:table-cell>
          <table:table-cell office:value-type="string" calcext:value-type="string">
            <text:p>Rhasspy,Poco</text:p>
          </table:table-cell>
          <table:table-cell office:value-type="string" calcext:value-type="string">
            <text:p>Polyglot,Ken</text:p>
          </table:table-cell>
          <table:table-cell office:value-type="string" calcext:value-type="string">
            <text:p>Polyglot,Poco</text:p>
          </table:table-cell>
        </table:table-row>
        <table:table-row table:style-name="ro1">
          <table:table-cell table:style-name="ce1" office:value-type="string" calcext:value-type="string">
            <text:p>Arcadia_Frase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style-name="ce1" office:value-type="string" calcext:value-type="string">
            <text:p>Lumina_Frase1</text:p>
          </table:table-cell>
          <table:table-cell table:number-columns-repeated="4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table:number-columns-repeated="4"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1" office:value-type="string" calcext:value-type="string">
            <text:p>TextoLargo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table table:name="WER" table:style-name="ta1">
        <table:shapes>
          <draw:frame draw:z-index="0" draw:style-name="gr1" draw:text-style-name="P1" svg:width="32.384cm" svg:height="18.215cm" svg:x="0cm" svg:y="8.849cm">
            <draw:object draw:notify-on-update-of-ranges="WER.A2:WER.A18 WER.B1:WER.B1 WER.B2:WER.B18 WER.D1:WER.D1 WER.D2:WER.D18 WER.F1:WER.F1 WER.F2:WER.F18 WER.H1:WER.H1 WER.H2:WER.H18 WER.J1:WER.J1 WER.J2:WER.J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8.922cm" svg:height="16.268cm" svg:x="0.02cm" svg:y="26.63cm">
            <draw:object draw:notify-on-update-of-ranges="WER.A2:WER.A18 WER.C1:WER.C1 WER.C2:WER.C18 WER.E1:WER.E1 WER.E2:WER.E18 WER.G1:WER.G1 WER.G2:WER.G18 WER.I1:WER.I1 WER.I2:WER.I18 WER.J1:WER.J1 WER.J2:WER.J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ce1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6" table:default-cell-style-name="ce2"/>
        <table:table-column table:style-name="co6" table:default-cell-style-name="Default"/>
        <table:table-column table:style-name="co6" table:number-columns-repeated="4" table:default-cell-style-name="ce3"/>
        <table:table-column table:style-name="co6" table:default-cell-style-name="Default"/>
        <table:table-column table:style-name="co6" table:default-cell-style-name="ce3"/>
        <table:table-row table:style-name="ro1">
          <table:table-cell table:style-name="Default" office:value-type="string" calcext:value-type="string">
            <text:p>Frase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Arcadia_Frase1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office:value-type="float" office:value="0.5" calcext:value-type="float">
            <text:p>0,5000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" calcext:value-type="float">
            <text:p>0,713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42975206612" calcext:value-type="float">
            <text:p>0,7138</text:p>
          </table:table-cell>
          <table:table-cell office:value-type="float" office:value="0.375" calcext:value-type="float">
            <text:p>0,3750</text:p>
          </table:table-cell>
          <table:table-cell/>
          <table:table-cell office:value-type="string" calcext:value-type="string">
            <text:p>0,625/0,7138</text:p>
          </table:table-cell>
          <table:table-cell table:number-columns-repeated="2" office:value-type="string" calcext:value-type="string">
            <text:p>0,5/0,7118</text:p>
          </table:table-cell>
          <table:table-cell office:value-type="string" calcext:value-type="string">
            <text:p>0,625/0,71384297520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0" calcext:value-type="float">
            <text:p>0,0000</text:p>
          </table:table-cell>
          <table:table-cell office:value-type="float" office:value="0.175" calcext:value-type="float">
            <text:p>0,175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77" calcext:value-type="float">
            <text:p>0,177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/0,175</text:p>
          </table:table-cell>
          <table:table-cell table:number-columns-repeated="2" office:value-type="string" calcext:value-type="string">
            <text:p>0/0,183</text:p>
          </table:table-cell>
          <table:table-cell office:value-type="string" calcext:value-type="string">
            <text:p>0/0,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0" calcext:value-type="float">
            <text:p>0,0000</text:p>
          </table:table-cell>
          <table:table-cell office:value-type="float" office:value="0.273" calcext:value-type="float">
            <text:p>0,273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75" calcext:value-type="float">
            <text:p>0,2750</text:p>
          </table:table-cell>
          <table:table-cell office:value-type="float" office:value="1" calcext:value-type="float">
            <text:p>1,0000</text:p>
          </table:table-cell>
          <table:table-cell/>
          <table:table-cell office:value-type="string" calcext:value-type="string">
            <text:p>0/0,273</text:p>
          </table:table-cell>
          <table:table-cell table:number-columns-repeated="2" office:value-type="string" calcext:value-type="string">
            <text:p>0/0,264</text:p>
          </table:table-cell>
          <table:table-cell office:value-type="string" calcext:value-type="string">
            <text:p>0/0,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5/0,579</text:p>
          </table:table-cell>
          <table:table-cell table:number-columns-repeated="2" office:value-type="string" calcext:value-type="string">
            <text:p>0,5/0,533</text:p>
          </table:table-cell>
          <table:table-cell office:value-type="string" calcext:value-type="string">
            <text:p>0,5/0,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8063" calcext:value-type="float">
            <text:p>0,180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175914" calcext:value-type="float">
            <text:p>0,1759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7591" calcext:value-type="float">
            <text:p>0,1759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81" calcext:value-type="float">
            <text:p>0,181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14285/0,18063</text:p>
          </table:table-cell>
          <table:table-cell office:value-type="string" calcext:value-type="string">
            <text:p>0,14286/0,175914</text:p>
          </table:table-cell>
          <table:table-cell office:value-type="string" calcext:value-type="string">
            <text:p>0,14285/0,17591</text:p>
          </table:table-cell>
          <table:table-cell office:value-type="string" calcext:value-type="string">
            <text:p>0,1429/0,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066" calcext:value-type="float">
            <text:p>0,7707</text:p>
          </table:table-cell>
          <table:table-cell office:value-type="float" office:value="0.67" calcext:value-type="float">
            <text:p>0,6700</text:p>
          </table:table-cell>
          <table:table-cell office:value-type="float" office:value="0.761" calcext:value-type="float">
            <text:p>0,7610</text:p>
          </table:table-cell>
          <table:table-cell office:value-type="float" office:value="0.667" calcext:value-type="float">
            <text:p>0,6670</text:p>
          </table:table-cell>
          <table:table-cell office:value-type="float" office:value="0.761019" calcext:value-type="float">
            <text:p>0,7610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166666666666667" calcext:value-type="float">
            <text:p>0,1667</text:p>
          </table:table-cell>
          <table:table-cell/>
          <table:table-cell office:value-type="string" calcext:value-type="string">
            <text:p>0,75/0,77066</text:p>
          </table:table-cell>
          <table:table-cell office:value-type="string" calcext:value-type="string">
            <text:p>0,67/0,761</text:p>
          </table:table-cell>
          <table:table-cell office:value-type="string" calcext:value-type="string">
            <text:p>0,667/0,761019</text:p>
          </table:table-cell>
          <table:table-cell office:value-type="string" calcext:value-type="string">
            <text:p>0,75/0,7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36953" calcext:value-type="float">
            <text:p>0,3695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369539" calcext:value-type="float">
            <text:p>0,3695</text:p>
          </table:table-cell>
          <table:table-cell office:value-type="float" office:value="0.285714285714286" calcext:value-type="float">
            <text:p>0,2857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142857142857143" calcext:value-type="float">
            <text:p>0,1429</text:p>
          </table:table-cell>
          <table:table-cell/>
          <table:table-cell office:value-type="string" calcext:value-type="string">
            <text:p>0,2857/0,3636</text:p>
          </table:table-cell>
          <table:table-cell office:value-type="string" calcext:value-type="string">
            <text:p>0,14286/0,36953</text:p>
          </table:table-cell>
          <table:table-cell office:value-type="string" calcext:value-type="string">
            <text:p>0,1482/0,369539</text:p>
          </table:table-cell>
          <table:table-cell office:value-type="string" calcext:value-type="string">
            <text:p>0,285714285714286/0,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1" calcext:value-type="float">
            <text:p>0,291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85" calcext:value-type="float">
            <text:p>0,285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" calcext:value-type="float">
            <text:p>0,290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2" calcext:value-type="float">
            <text:p>0,2920</text:p>
          </table:table-cell>
          <table:table-cell office:value-type="float" office:value="0.25" calcext:value-type="float">
            <text:p>0,2500</text:p>
          </table:table-cell>
          <table:table-cell/>
          <table:table-cell office:value-type="string" calcext:value-type="string">
            <text:p>0,25/0,291</text:p>
          </table:table-cell>
          <table:table-cell office:value-type="string" calcext:value-type="string">
            <text:p>0,25/0,285</text:p>
          </table:table-cell>
          <table:table-cell office:value-type="string" calcext:value-type="string">
            <text:p>0,25/0,29</text:p>
          </table:table-cell>
          <table:table-cell office:value-type="string" calcext:value-type="string">
            <text:p>0,25/0,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5" calcext:value-type="float">
            <text:p>0,5000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619" calcext:value-type="float">
            <text:p>0,6190</text:p>
          </table:table-cell>
          <table:table-cell office:value-type="float" office:value="0.5" calcext:value-type="float">
            <text:p>0,5000</text:p>
          </table:table-cell>
          <table:table-cell/>
          <table:table-cell office:value-type="string" calcext:value-type="string">
            <text:p>0,5/0,6188</text:p>
          </table:table-cell>
          <table:table-cell table:number-columns-repeated="2" office:value-type="string" calcext:value-type="string">
            <text:p>0,5/0,5155</text:p>
          </table:table-cell>
          <table:table-cell office:value-type="string" calcext:value-type="string">
            <text:p>0,5/0,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4" calcext:value-type="float">
            <text:p>0,4000</text:p>
          </table:table-cell>
          <table:table-cell office:value-type="float" office:value="0.681" calcext:value-type="float">
            <text:p>0,681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83" calcext:value-type="float">
            <text:p>0,6830</text:p>
          </table:table-cell>
          <table:table-cell office:value-type="float" office:value="0.2" calcext:value-type="float">
            <text:p>0,2000</text:p>
          </table:table-cell>
          <table:table-cell/>
          <table:table-cell office:value-type="string" calcext:value-type="string">
            <text:p>0,4/0,681</text:p>
          </table:table-cell>
          <table:table-cell table:number-columns-repeated="2" office:value-type="string" calcext:value-type="string">
            <text:p>0,4/0,668</text:p>
          </table:table-cell>
          <table:table-cell office:value-type="string" calcext:value-type="string">
            <text:p>0,4/0,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5" calcext:value-type="float">
            <text:p>0,5000</text:p>
          </table:table-cell>
          <table:table-cell/>
          <table:table-cell table:number-columns-repeated="3" office:value-type="string" calcext:value-type="string">
            <text:p>0,5/0,909</text:p>
          </table:table-cell>
          <table:table-cell office:value-type="string" calcext:value-type="string">
            <text:p>0,5/0,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" calcext:value-type="float">
            <text:p>0,862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" calcext:value-type="float">
            <text:p>0,8600</text:p>
          </table:table-cell>
          <table:table-cell office:value-type="float" office:value="0.25" calcext:value-type="float">
            <text:p>0,2500</text:p>
          </table:table-cell>
          <table:table-cell/>
          <table:table-cell office:value-type="string" calcext:value-type="string">
            <text:p>0,75/0,862</text:p>
          </table:table-cell>
          <table:table-cell table:number-columns-repeated="2" office:value-type="string" calcext:value-type="string">
            <text:p>0,75/0,857</text:p>
          </table:table-cell>
          <table:table-cell office:value-type="string" calcext:value-type="string">
            <text:p>0,75/0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2939" calcext:value-type="float">
            <text:p>0,3294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1168" calcext:value-type="float">
            <text:p>0,3117</text:p>
          </table:table-cell>
          <table:table-cell office:value-type="float" office:value="0.142857142857143" calcext:value-type="float">
            <text:p>0,1429</text:p>
          </table:table-cell>
          <table:table-cell office:value-type="float" office:value="0.3298" calcext:value-type="float">
            <text:p>0,3298</text:p>
          </table:table-cell>
          <table:table-cell office:value-type="float" office:value="0.571428571428571" calcext:value-type="float">
            <text:p>0,5714</text:p>
          </table:table-cell>
          <table:table-cell/>
          <table:table-cell office:value-type="string" calcext:value-type="string">
            <text:p>0,1428/0,32939</text:p>
          </table:table-cell>
          <table:table-cell office:value-type="string" calcext:value-type="string">
            <text:p>0,14285/0,3116</text:p>
          </table:table-cell>
          <table:table-cell office:value-type="string" calcext:value-type="string">
            <text:p>0,1428/0,31168</text:p>
          </table:table-cell>
          <table:table-cell office:value-type="string" calcext:value-type="string">
            <text:p>0,142857142857143/0,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7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25" calcext:value-type="float">
            <text:p>0,2500</text:p>
          </table:table-cell>
          <table:table-cell/>
          <table:table-cell office:value-type="string" calcext:value-type="string">
            <text:p>0,75/0,8622</text:p>
          </table:table-cell>
          <table:table-cell office:value-type="string" calcext:value-type="string">
            <text:p>0,75/0,86845</text:p>
          </table:table-cell>
          <table:table-cell office:value-type="string" calcext:value-type="string">
            <text:p>0,75/0,868457</text:p>
          </table:table-cell>
          <table:table-cell office:value-type="string" calcext:value-type="string">
            <text:p>0,75/0,8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0885" calcext:value-type="float">
            <text:p>0,5089</text:p>
          </table:table-cell>
          <table:table-cell office:value-type="float" office:value="0.428571428571429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5095" calcext:value-type="float">
            <text:p>0,5095</text:p>
          </table:table-cell>
          <table:table-cell office:value-type="float" office:value="0.428571428571429" calcext:value-type="float">
            <text:p>0,4286</text:p>
          </table:table-cell>
          <table:table-cell/>
          <table:table-cell office:value-type="string" calcext:value-type="string">
            <text:p>0,42857/0,50885</text:p>
          </table:table-cell>
          <table:table-cell office:value-type="string" calcext:value-type="string">
            <text:p>0,428571428571429/0,513577</text:p>
          </table:table-cell>
          <table:table-cell office:value-type="string" calcext:value-type="string">
            <text:p>0,42857/0,513577</text:p>
          </table:table-cell>
          <table:table-cell office:value-type="string" calcext:value-type="string">
            <text:p>0,4286/0,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oLargo</text:p>
          </table:table-cell>
          <table:table-cell table:style-name="ce2" office:value-type="float" office:value="0.8555555" calcext:value-type="float">
            <text:p>0,8556</text:p>
          </table:table-cell>
          <table:table-cell table:style-name="ce2" office:value-type="float" office:value="0.867814" calcext:value-type="float">
            <text:p>0,8678</text:p>
          </table:table-cell>
          <table:table-cell table:style-name="ce2" office:value-type="float" office:value="0.86" calcext:value-type="float">
            <text:p>0,8600</text:p>
          </table:table-cell>
          <table:table-cell table:style-name="ce2" office:value-type="float" office:value="0.876" calcext:value-type="float">
            <text:p>0,8760</text:p>
          </table:table-cell>
          <table:table-cell table:style-name="ce2" office:value-type="float" office:value="0.8555556" calcext:value-type="float">
            <text:p>0,8556</text:p>
          </table:table-cell>
          <table:table-cell table:style-name="ce2" office:value-type="float" office:value="0.875573" calcext:value-type="float">
            <text:p>0,8756</text:p>
          </table:table-cell>
          <table:table-cell table:style-name="ce2" office:value-type="float" office:value="0.84" calcext:value-type="float">
            <text:p>0,8400</text:p>
          </table:table-cell>
          <table:table-cell table:style-name="ce2" office:value-type="float" office:value="0.868" calcext:value-type="float">
            <text:p>0,8680</text:p>
          </table:table-cell>
          <table:table-cell office:value-type="float" office:value="0.294444444444444" calcext:value-type="float">
            <text:p>0,2944</text:p>
          </table:table-cell>
          <table:table-cell/>
          <table:table-cell office:value-type="string" calcext:value-type="string">
            <text:p>0,8555555/0,867814</text:p>
          </table:table-cell>
          <table:table-cell office:value-type="string" calcext:value-type="string">
            <text:p>0,86/0,876</text:p>
          </table:table-cell>
          <table:table-cell office:value-type="string" calcext:value-type="string">
            <text:p>0,8555556/0,875573</text:p>
          </table:table-cell>
          <table:table-cell office:value-type="string" calcext:value-type="string">
            <text:p>0,84/0,868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B2:.B18])" office:value-type="float" office:value="0.404733852941176" calcext:value-type="float">
            <text:p>0,4047</text:p>
          </table:table-cell>
          <table:table-cell table:formula="of:=AVERAGE([.C2:.C18])" office:value-type="float" office:value="0.534867294117647" calcext:value-type="float">
            <text:p>0,5349</text:p>
          </table:table-cell>
          <table:table-cell table:formula="of:=AVERAGE([.D2:.D18])" office:value-type="float" office:value="0.384537731092437" calcext:value-type="float">
            <text:p>0,3845</text:p>
          </table:table-cell>
          <table:table-cell table:formula="of:=AVERAGE([.E2:.E18])" office:value-type="float" office:value="0.527727705882353" calcext:value-type="float">
            <text:p>0,5277</text:p>
          </table:table-cell>
          <table:table-cell table:formula="of:=AVERAGE([.F2:.F18])" office:value-type="float" office:value="0.384410329411765" calcext:value-type="float">
            <text:p>0,3844</text:p>
          </table:table-cell>
          <table:table-cell table:formula="of:=AVERAGE([.G2:.G18])" office:value-type="float" office:value="0.528003235294118" calcext:value-type="float">
            <text:p>0,5280</text:p>
          </table:table-cell>
          <table:table-cell table:formula="of:=AVERAGE([.H2:.H18])" office:value-type="float" office:value="0.403827731092437" calcext:value-type="float">
            <text:p>0,4038</text:p>
          </table:table-cell>
          <table:table-cell table:formula="of:=AVERAGE([.I2:.I18])" office:value-type="float" office:value="0.535655469129801" calcext:value-type="float">
            <text:p>0,5357</text:p>
          </table:table-cell>
          <table:table-cell table:style-name="ce3" table:formula="of:=AVERAGE([.J2:.J18])" office:value-type="float" office:value="0.319351073762838" calcext:value-type="float">
            <text:p>0,3194</text:p>
          </table:table-cell>
          <table:table-cell/>
          <table:table-cell table:style-name="Default" table:number-columns-repeated="4"/>
          <table:table-cell/>
          <table:table-cell table:style-name="Default"/>
        </table:table-row>
      </table:table>
      <table:table table:name="CER" table:style-name="ta1">
        <table:shapes>
          <draw:frame draw:z-index="0" draw:style-name="gr1" draw:text-style-name="P1" svg:width="38.455cm" svg:height="21.63cm" svg:x="0.054cm" svg:y="9.133cm">
            <draw:object draw:notify-on-update-of-ranges="CER.A2:CER.A18 CER.B1:CER.B1 CER.B2:CER.B18 CER.D1:CER.D1 CER.D2:CER.D18 CER.F1:CER.F1 CER.F2:CER.F18 CER.H1:CER.H1 CER.H2:CER.H18 CER.J1:CER.J1 CER.J2:CER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.751cm" svg:height="21.234cm" svg:x="0cm" svg:y="30.215cm">
            <draw:object draw:notify-on-update-of-ranges="CER.A2:CER.A18 CER.C1:CER.C1 CER.C2:CER.C18 CER.E1:CER.E1 CER.E2:CER.E18 CER.G1:CER.G1 CER.G2:CER.G18 CER.I1:CER.I1 CER.I2:CER.I18 CER.J1:CER.J1 CER.J2:CER.J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" table:default-cell-style-name="ce5"/>
        <table:table-column table:style-name="co20" table:default-cell-style-name="ce5"/>
        <table:table-column table:style-name="co15" table:default-cell-style-name="ce5"/>
        <table:table-column table:style-name="co14" table:default-cell-style-name="ce5"/>
        <table:table-column table:style-name="co6" table:default-cell-style-name="ce4"/>
        <table:table-column table:style-name="co6" table:number-columns-repeated="5" table:default-cell-style-name="Default"/>
        <table:table-row table:style-name="ro1">
          <table:table-cell table:style-name="Default" office:value-type="string" calcext:value-type="string">
            <text:p>Frase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_Frase1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" calcext:value-type="float">
            <text:p>0,0819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19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2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791591807" calcext:value-type="float">
            <text:p>0,0819</text:p>
          </table:table-cell>
          <table:table-cell office:value-type="float" office:value="0.130434782608696" calcext:value-type="float">
            <text:p>0,1304</text:p>
          </table:table-cell>
          <table:table-cell/>
          <table:table-cell office:value-type="string" calcext:value-type="string">
            <text:p>0/0,0819259</text:p>
          </table:table-cell>
          <table:table-cell office:value-type="string" calcext:value-type="string">
            <text:p>0/0,085519</text:p>
          </table:table-cell>
          <table:table-cell office:value-type="string" calcext:value-type="string">
            <text:p>0/0,08552</text:p>
          </table:table-cell>
          <table:table-cell office:value-type="string" calcext:value-type="string">
            <text:p>0/0,0819259791591807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69" calcext:value-type="float">
            <text:p>0,3967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3865" calcext:value-type="float">
            <text:p>0,3865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" calcext:value-type="float">
            <text:p>0,3960</text:p>
          </table:table-cell>
          <table:table-cell office:value-type="float" office:value="0.113636363636364" calcext:value-type="float">
            <text:p>0,1136</text:p>
          </table:table-cell>
          <table:table-cell/>
          <table:table-cell office:value-type="string" calcext:value-type="string">
            <text:p>0,227272727272727/0,39669</text:p>
          </table:table-cell>
          <table:table-cell office:value-type="string" calcext:value-type="string">
            <text:p>0,159090909090909/0,15909</text:p>
          </table:table-cell>
          <table:table-cell office:value-type="string" calcext:value-type="string">
            <text:p>0,159090909090909/0,3865</text:p>
          </table:table-cell>
          <table:table-cell office:value-type="string" calcext:value-type="string">
            <text:p>0,227272727272727/0,396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0" calcext:value-type="float">
            <text:p>0,0000</text:p>
          </table:table-cell>
          <table:table-cell office:value-type="float" office:value="0.107755" calcext:value-type="float">
            <text:p>0,1078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087" calcext:value-type="float">
            <text:p>0,1087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/0,107755</text:p>
          </table:table-cell>
          <table:table-cell table:number-columns-repeated="2" office:value-type="string" calcext:value-type="string">
            <text:p>0/0,13286</text:p>
          </table:table-cell>
          <table:table-cell office:value-type="string" calcext:value-type="string">
            <text:p>0/0,1087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0" calcext:value-type="float">
            <text:p>0,0000</text:p>
          </table:table-cell>
          <table:table-cell office:value-type="float" office:value="0.136" calcext:value-type="float">
            <text:p>0,136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8" calcext:value-type="float">
            <text:p>0,1380</text:p>
          </table:table-cell>
          <table:table-cell office:value-type="float" office:value="0.75" calcext:value-type="float">
            <text:p>0,7500</text:p>
          </table:table-cell>
          <table:table-cell/>
          <table:table-cell office:value-type="string" calcext:value-type="string">
            <text:p>0/0,136</text:p>
          </table:table-cell>
          <table:table-cell table:number-columns-repeated="2" office:value-type="string" calcext:value-type="string">
            <text:p>0/0,132</text:p>
          </table:table-cell>
          <table:table-cell office:value-type="string" calcext:value-type="string">
            <text:p>0/0,138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6" calcext:value-type="float">
            <text:p>0,296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7" calcext:value-type="float">
            <text:p>0,2970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24/0,296</text:p>
          </table:table-cell>
          <table:table-cell table:number-columns-repeated="2" office:value-type="string" calcext:value-type="string">
            <text:p>0,24/0,268</text:p>
          </table:table-cell>
          <table:table-cell office:value-type="string" calcext:value-type="string">
            <text:p>0,24/0,297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09" calcext:value-type="float">
            <text:p>0,090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" calcext:value-type="float">
            <text:p>0,0909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,0000</text:p>
          </table:table-cell>
          <table:table-cell/>
          <table:table-cell office:value-type="string" calcext:value-type="string">
            <text:p>0,0666666666666667/0,0989</text:p>
          </table:table-cell>
          <table:table-cell office:value-type="string" calcext:value-type="string">
            <text:p>0,0222222222222222/0,09090909</text:p>
          </table:table-cell>
          <table:table-cell office:value-type="string" calcext:value-type="string">
            <text:p>0,0222222222222222/0,090909</text:p>
          </table:table-cell>
          <table:table-cell office:value-type="string" calcext:value-type="string">
            <text:p>0,0666666666666667/0,009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7939" calcext:value-type="float">
            <text:p>0,457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107142857142857" calcext:value-type="float">
            <text:p>0,1071</text:p>
          </table:table-cell>
          <table:table-cell/>
          <table:table-cell office:value-type="string" calcext:value-type="string">
            <text:p>0,339285714285714/0,457939</text:p>
          </table:table-cell>
          <table:table-cell table:number-columns-repeated="3" office:value-type="string" calcext:value-type="string">
            <text:p>0,339285714285714/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76" calcext:value-type="float">
            <text:p>0,1488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7" calcext:value-type="float">
            <text:p>0,1497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699" calcext:value-type="float">
            <text:p>0,1497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3636363636364" calcext:value-type="float">
            <text:p>0,1136</text:p>
          </table:table-cell>
          <table:table-cell/>
          <table:table-cell office:value-type="string" calcext:value-type="string">
            <text:p>0,136363636363636/0,14876</text:p>
          </table:table-cell>
          <table:table-cell office:value-type="string" calcext:value-type="string">
            <text:p>0,113636363636364/0,1497</text:p>
          </table:table-cell>
          <table:table-cell office:value-type="string" calcext:value-type="string">
            <text:p>0,113636363636364/0,149699</text:p>
          </table:table-cell>
          <table:table-cell office:value-type="string" calcext:value-type="string">
            <text:p>0,136363636363636/0,1489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5987" calcext:value-type="float">
            <text:p>0,136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22" calcext:value-type="float">
            <text:p>0,1292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6" calcext:value-type="float">
            <text:p>0,1360</text:p>
          </table:table-cell>
          <table:table-cell office:value-type="float" office:value="0.0454545454545455" calcext:value-type="float">
            <text:p>0,0455</text:p>
          </table:table-cell>
          <table:table-cell/>
          <table:table-cell office:value-type="string" calcext:value-type="string">
            <text:p>0,0909090909090909/0,135987</text:p>
          </table:table-cell>
          <table:table-cell office:value-type="string" calcext:value-type="string">
            <text:p>0,0909090909090909/0,12922</text:p>
          </table:table-cell>
          <table:table-cell office:value-type="string" calcext:value-type="string">
            <text:p>0,0909090909090909/0,129</text:p>
          </table:table-cell>
          <table:table-cell office:value-type="string" calcext:value-type="string">
            <text:p>0,0909090909090909/0,136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4631" calcext:value-type="float">
            <text:p>0,3046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4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5" calcext:value-type="float">
            <text:p>0,3050</text:p>
          </table:table-cell>
          <table:table-cell office:value-type="float" office:value="0.13953488372093" calcext:value-type="float">
            <text:p>0,1395</text:p>
          </table:table-cell>
          <table:table-cell/>
          <table:table-cell office:value-type="string" calcext:value-type="string">
            <text:p>0,116279069767442/0,304631</text:p>
          </table:table-cell>
          <table:table-cell office:value-type="string" calcext:value-type="string">
            <text:p>0,116279069767442/0,2673</text:p>
          </table:table-cell>
          <table:table-cell office:value-type="string" calcext:value-type="string">
            <text:p>0,116279069767442/0,26734</text:p>
          </table:table-cell>
          <table:table-cell office:value-type="string" calcext:value-type="string">
            <text:p>0,116279069767442/0,305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4" calcext:value-type="float">
            <text:p>0,394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6" calcext:value-type="float">
            <text:p>0,3960</text:p>
          </table:table-cell>
          <table:table-cell office:value-type="float" office:value="0.08" calcext:value-type="float">
            <text:p>0,0800</text:p>
          </table:table-cell>
          <table:table-cell/>
          <table:table-cell office:value-type="string" calcext:value-type="string">
            <text:p>0,12/0,394</text:p>
          </table:table-cell>
          <table:table-cell table:number-columns-repeated="2" office:value-type="string" calcext:value-type="string">
            <text:p>0,12/0,37</text:p>
          </table:table-cell>
          <table:table-cell office:value-type="string" calcext:value-type="string">
            <text:p>0,12/0,396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099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515" calcext:value-type="float">
            <text:p>0,4652</text:p>
          </table:table-cell>
          <table:table-cell office:value-type="float" office:value="0.181818181818182" calcext:value-type="float">
            <text:p>0,1818</text:p>
          </table:table-cell>
          <table:table-cell/>
          <table:table-cell office:value-type="string" calcext:value-type="string">
            <text:p>0,181818181818182/0,4628099</text:p>
          </table:table-cell>
          <table:table-cell table:number-columns-repeated="2" office:value-type="string" calcext:value-type="string">
            <text:p>0,181818181818182/0,4628</text:p>
          </table:table-cell>
          <table:table-cell office:value-type="string" calcext:value-type="string">
            <text:p>0,181818181818182/0,46515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212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875" calcext:value-type="float">
            <text:p>0,4688</text:p>
          </table:table-cell>
          <table:table-cell office:value-type="float" office:value="0.0833333333333333" calcext:value-type="float">
            <text:p>0,0833</text:p>
          </table:table-cell>
          <table:table-cell/>
          <table:table-cell office:value-type="string" calcext:value-type="string">
            <text:p>0,333333333333333/0,4676</text:p>
          </table:table-cell>
          <table:table-cell office:value-type="string" calcext:value-type="string">
            <text:p>0,333333333333333/0,462121</text:p>
          </table:table-cell>
          <table:table-cell office:value-type="string" calcext:value-type="string">
            <text:p>0,333333333333333/0,462121212</text:p>
          </table:table-cell>
          <table:table-cell office:value-type="string" calcext:value-type="string">
            <text:p>0,333333333333333/0,46875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5" calcext:value-type="float">
            <text:p>0,1650</text:p>
          </table:table-cell>
          <table:table-cell office:value-type="float" office:value="0.136363636363636" calcext:value-type="float">
            <text:p>0,1364</text:p>
          </table:table-cell>
          <table:table-cell/>
          <table:table-cell office:value-type="string" calcext:value-type="string">
            <text:p>0,0227272727272727/0,1641</text:p>
          </table:table-cell>
          <table:table-cell office:value-type="string" calcext:value-type="string">
            <text:p>0,0227272727272727/0,15909</text:p>
          </table:table-cell>
          <table:table-cell office:value-type="string" calcext:value-type="string">
            <text:p>0,0227272727272727/0,1590909</text:p>
          </table:table-cell>
          <table:table-cell office:value-type="string" calcext:value-type="string">
            <text:p>0,0227272727272727/0,165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16" calcext:value-type="float">
            <text:p>0,5316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879" calcext:value-type="float">
            <text:p>0,5360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" calcext:value-type="float">
            <text:p>0,5359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127272727272727" calcext:value-type="float">
            <text:p>0,1273</text:p>
          </table:table-cell>
          <table:table-cell/>
          <table:table-cell office:value-type="string" calcext:value-type="string">
            <text:p>0,418181818181818/0,5316</text:p>
          </table:table-cell>
          <table:table-cell office:value-type="string" calcext:value-type="string">
            <text:p>0,418181818181818/0,5359879</text:p>
          </table:table-cell>
          <table:table-cell office:value-type="string" calcext:value-type="string">
            <text:p>0,418181818181818/0,5359</text:p>
          </table:table-cell>
          <table:table-cell office:value-type="string" calcext:value-type="string">
            <text:p>0,418181818181818/0,5326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174" calcext:value-type="float">
            <text:p>0,3117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" calcext:value-type="float">
            <text:p>0,3096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29" calcext:value-type="float">
            <text:p>0,3096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209302325581395" calcext:value-type="float">
            <text:p>0,2093</text:p>
          </table:table-cell>
          <table:table-cell/>
          <table:table-cell office:value-type="string" calcext:value-type="string">
            <text:p>0,186046511627907/0,31174</text:p>
          </table:table-cell>
          <table:table-cell office:value-type="string" calcext:value-type="string">
            <text:p>0,209302325581395/0,3096</text:p>
          </table:table-cell>
          <table:table-cell office:value-type="string" calcext:value-type="string">
            <text:p>0,209302325581395/0,309629</text:p>
          </table:table-cell>
          <table:table-cell office:value-type="string" calcext:value-type="string">
            <text:p>0,186046511627907/0,3125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056" calcext:value-type="float">
            <text:p>0,7991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" calcext:value-type="float">
            <text:p>0,8064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5" calcext:value-type="float">
            <text:p>0,8065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" calcext:value-type="float">
            <text:p>0,7990</text:p>
          </table:table-cell>
          <table:table-cell office:value-type="float" office:value="0.118997912317328" calcext:value-type="float">
            <text:p>0,1190</text:p>
          </table:table-cell>
          <table:table-cell/>
          <table:table-cell office:value-type="string" calcext:value-type="string">
            <text:p>0,778705636743215/0,799056</text:p>
          </table:table-cell>
          <table:table-cell office:value-type="string" calcext:value-type="string">
            <text:p>0,778705636743215/0,8064</text:p>
          </table:table-cell>
          <table:table-cell office:value-type="string" calcext:value-type="string">
            <text:p>0,778705636743215/0,80645</text:p>
          </table:table-cell>
          <table:table-cell office:value-type="string" calcext:value-type="string">
            <text:p>0,778705636743215/0,799</text:p>
          </table:table-cell>
        </table:table-row>
        <table:table-row table:style-name="ro1">
          <table:table-cell table:style-name="Default"/>
          <table:table-cell table:formula="of:=AVERAGE([.B2:.B18])" office:value-type="float" office:value="0.191622921158647" calcext:value-type="float">
            <text:p>0,1916</text:p>
          </table:table-cell>
          <table:table-cell table:formula="of:=AVERAGE([.C2:.C18])" office:value-type="float" office:value="0.311499635294118" calcext:value-type="float">
            <text:p>0,3115</text:p>
          </table:table-cell>
          <table:table-cell table:formula="of:=AVERAGE([.D2:.D18])" office:value-type="float" office:value="0.18502893754688" calcext:value-type="float">
            <text:p>0,1850</text:p>
          </table:table-cell>
          <table:table-cell table:formula="of:=AVERAGE([.E2:.E18])" office:value-type="float" office:value="0.292911587647059" calcext:value-type="float">
            <text:p>0,2929</text:p>
          </table:table-cell>
          <table:table-cell table:formula="of:=AVERAGE([.F2:.F18])" office:value-type="float" office:value="0.18502893754688" calcext:value-type="float">
            <text:p>0,1850</text:p>
          </table:table-cell>
          <table:table-cell table:formula="of:=AVERAGE([.G2:.G18])" office:value-type="float" office:value="0.306277594823529" calcext:value-type="float">
            <text:p>0,3063</text:p>
          </table:table-cell>
          <table:table-cell table:formula="of:=AVERAGE([.H2:.H18])" office:value-type="float" office:value="0.191622921158647" calcext:value-type="float">
            <text:p>0,1916</text:p>
          </table:table-cell>
          <table:table-cell table:formula="of:=AVERAGE([.I2:.I18])" office:value-type="float" office:value="0.307019175244658" calcext:value-type="float">
            <text:p>0,3070</text:p>
          </table:table-cell>
          <table:table-cell table:style-name="ce5" table:formula="of:=AVERAGE([.J2:.J18])" office:value-type="float" office:value="0.137466347816845" calcext:value-type="float">
            <text:p>0,1375</text:p>
          </table:table-cell>
          <table:table-cell table:number-columns-repeated="5"/>
        </table:table-row>
      </table:table>
      <table:table table:name="Estadísticas" table:style-name="ta1">
        <table:table-column table:style-name="co15" table:default-cell-style-name="ce11"/>
        <table:table-column table:style-name="co6" table:number-columns-repeated="8" table:default-cell-style-name="ce3"/>
        <table:table-column table:style-name="co6" table:default-cell-style-name="ce2"/>
        <table:table-column table:style-name="co6" table:number-columns-repeated="8" table:default-cell-style-name="ce5"/>
        <table:table-column table:style-name="co6" table:default-cell-style-name="ce4"/>
        <table:table-row table:style-name="ro1">
          <table:table-cell table:style-name="Default" table:number-columns-repeated="4"/>
          <table:table-cell table:style-name="Default" office:value-type="string" calcext:value-type="string">
            <text:p>WER</text:p>
          </table:table-cell>
          <table:table-cell table:style-name="Default" table:number-columns-repeated="9"/>
          <table:table-cell table:style-name="Default" office:value-type="string" calcext:value-type="string">
            <text:p>CE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Frase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  <table:table-cell table:style-name="Default" office:value-type="string" calcext:value-type="string">
            <text:p>Rhasspy,Ken (Mejor)</text:p>
          </table:table-cell>
          <table:table-cell table:style-name="Default" office:value-type="string" calcext:value-type="string">
            <text:p>Rhasspy,Ken (Medio)</text:p>
          </table:table-cell>
          <table:table-cell table:style-name="Default" office:value-type="string" calcext:value-type="string">
            <text:p>Rhasspy,Poco (Mejor)</text:p>
          </table:table-cell>
          <table:table-cell table:style-name="Default" office:value-type="string" calcext:value-type="string">
            <text:p>Rhasspy,Poco (Medio)</text:p>
          </table:table-cell>
          <table:table-cell table:style-name="Default" office:value-type="string" calcext:value-type="string">
            <text:p>Polyglot,Ken (Mejor)</text:p>
          </table:table-cell>
          <table:table-cell table:style-name="Default" office:value-type="string" calcext:value-type="string">
            <text:p>Polyglot,Ken (Medio)</text:p>
          </table:table-cell>
          <table:table-cell table:style-name="Default" office:value-type="string" calcext:value-type="string">
            <text:p>Polyglot,Poco (Mejor)</text:p>
          </table:table-cell>
          <table:table-cell table:style-name="Default" office:value-type="string" calcext:value-type="string">
            <text:p>Polyglot,Poco (Medio)</text:p>
          </table:table-cell>
          <table:table-cell table:style-name="Default" office:value-type="string" calcext:value-type="string">
            <text:p>Vosk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69" calcext:value-type="float">
            <text:p>0,1690</text:p>
          </table:table-cell>
          <table:table-cell table:style-name="ce2" office:value-type="float" office:value="0" calcext:value-type="float">
            <text:p>0,0000</text:p>
          </table:table-cell>
          <table:table-cell table:style-name="ce2" office:value-type="float" office:value="0.107" calcext:value-type="float">
            <text:p>0,1070</text:p>
          </table:table-cell>
          <table:table-cell office:value-type="float" office:value="0.5" calcext:value-type="float">
            <text:p>0,5000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" calcext:value-type="float">
            <text:p>0,0819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19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552" calcext:value-type="float">
            <text:p>0,0855</text:p>
          </table:table-cell>
          <table:table-cell table:style-name="ce4" office:value-type="float" office:value="0" calcext:value-type="float">
            <text:p>0,0000</text:p>
          </table:table-cell>
          <table:table-cell table:style-name="ce4" office:value-type="float" office:value="0.0819259791591807" calcext:value-type="float">
            <text:p>0,0819</text:p>
          </table:table-cell>
          <table:table-cell office:value-type="float" office:value="0.130434782608696" calcext:value-type="float">
            <text:p>0,1304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" calcext:value-type="float">
            <text:p>0,713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5" calcext:value-type="float">
            <text:p>0,5000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625" calcext:value-type="float">
            <text:p>0,6250</text:p>
          </table:table-cell>
          <table:table-cell office:value-type="float" office:value="0.713842975206612" calcext:value-type="float">
            <text:p>0,7138</text:p>
          </table:table-cell>
          <table:table-cell office:value-type="float" office:value="0.375" calcext:value-type="float">
            <text:p>0,3750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69" calcext:value-type="float">
            <text:p>0,3967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159090909090909" calcext:value-type="float">
            <text:p>0,1591</text:p>
          </table:table-cell>
          <table:table-cell office:value-type="float" office:value="0.3865" calcext:value-type="float">
            <text:p>0,3865</text:p>
          </table:table-cell>
          <table:table-cell office:value-type="float" office:value="0.227272727272727" calcext:value-type="float">
            <text:p>0,2273</text:p>
          </table:table-cell>
          <table:table-cell office:value-type="float" office:value="0.396" calcext:value-type="float">
            <text:p>0,3960</text:p>
          </table:table-cell>
          <table:table-cell office:value-type="float" office:value="0.113636363636364" calcext:value-type="float">
            <text:p>0,1136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0" calcext:value-type="float">
            <text:p>0,0000</text:p>
          </table:table-cell>
          <table:table-cell office:value-type="float" office:value="0.175" calcext:value-type="float">
            <text:p>0,175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83" calcext:value-type="float">
            <text:p>0,1830</text:p>
          </table:table-cell>
          <table:table-cell office:value-type="float" office:value="0" calcext:value-type="float">
            <text:p>0,0000</text:p>
          </table:table-cell>
          <table:table-cell office:value-type="float" office:value="0.177" calcext:value-type="float">
            <text:p>0,1770</text:p>
          </table:table-cell>
          <table:table-cell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107755" calcext:value-type="float">
            <text:p>0,1078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3286" calcext:value-type="float">
            <text:p>0,1329</text:p>
          </table:table-cell>
          <table:table-cell office:value-type="float" office:value="0" calcext:value-type="float">
            <text:p>0,0000</text:p>
          </table:table-cell>
          <table:table-cell office:value-type="float" office:value="0.1087" calcext:value-type="float">
            <text:p>0,1087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0" calcext:value-type="float">
            <text:p>0,0000</text:p>
          </table:table-cell>
          <table:table-cell office:value-type="float" office:value="0.273" calcext:value-type="float">
            <text:p>0,273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64" calcext:value-type="float">
            <text:p>0,2640</text:p>
          </table:table-cell>
          <table:table-cell office:value-type="float" office:value="0" calcext:value-type="float">
            <text:p>0,0000</text:p>
          </table:table-cell>
          <table:table-cell office:value-type="float" office:value="0.275" calcext:value-type="float">
            <text:p>0,2750</text:p>
          </table:table-cell>
          <table:table-cell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office:value-type="float" office:value="0.136" calcext:value-type="float">
            <text:p>0,136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2" calcext:value-type="float">
            <text:p>0,1320</text:p>
          </table:table-cell>
          <table:table-cell office:value-type="float" office:value="0" calcext:value-type="float">
            <text:p>0,0000</text:p>
          </table:table-cell>
          <table:table-cell office:value-type="float" office:value="0.138" calcext:value-type="float">
            <text:p>0,1380</text:p>
          </table:table-cell>
          <table:table-cell office:value-type="float" office:value="0.75" calcext:value-type="float">
            <text:p>0,7500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33" calcext:value-type="float">
            <text:p>0,5330</text:p>
          </table:table-cell>
          <table:table-cell office:value-type="float" office:value="0.5" calcext:value-type="float">
            <text:p>0,5000</text:p>
          </table:table-cell>
          <table:table-cell office:value-type="float" office:value="0.579" calcext:value-type="float">
            <text:p>0,5790</text:p>
          </table:table-cell>
          <table:table-cell office:value-type="float" office:value="0" calcext:value-type="float">
            <text:p>0,000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6" calcext:value-type="float">
            <text:p>0,296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24" calcext:value-type="float">
            <text:p>0,2400</text:p>
          </table:table-cell>
          <table:table-cell office:value-type="float" office:value="0.297" calcext:value-type="float">
            <text:p>0,2970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8063" calcext:value-type="float">
            <text:p>0,180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175914" calcext:value-type="float">
            <text:p>0,1759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17591" calcext:value-type="float">
            <text:p>0,1759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81" calcext:value-type="float">
            <text:p>0,1810</text:p>
          </table:table-cell>
          <table:table-cell office:value-type="float" office:value="0" calcext:value-type="float">
            <text:p>0,0000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989" calcext:value-type="float">
            <text:p>0,098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09" calcext:value-type="float">
            <text:p>0,0909</text:p>
          </table:table-cell>
          <table:table-cell office:value-type="float" office:value="0.0222222222222222" calcext:value-type="float">
            <text:p>0,0222</text:p>
          </table:table-cell>
          <table:table-cell office:value-type="float" office:value="0.090909" calcext:value-type="float">
            <text:p>0,0909</text:p>
          </table:table-cell>
          <table:table-cell office:value-type="float" office:value="0.0666666666666667" calcext:value-type="float">
            <text:p>0,0667</text:p>
          </table:table-cell>
          <table:table-cell office:value-type="float" office:value="0.0099" calcext:value-type="float">
            <text:p>0,0099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066" calcext:value-type="float">
            <text:p>0,7707</text:p>
          </table:table-cell>
          <table:table-cell office:value-type="float" office:value="0.67" calcext:value-type="float">
            <text:p>0,6700</text:p>
          </table:table-cell>
          <table:table-cell office:value-type="float" office:value="0.761" calcext:value-type="float">
            <text:p>0,7610</text:p>
          </table:table-cell>
          <table:table-cell office:value-type="float" office:value="0.667" calcext:value-type="float">
            <text:p>0,6670</text:p>
          </table:table-cell>
          <table:table-cell office:value-type="float" office:value="0.761019" calcext:value-type="float">
            <text:p>0,7610</text:p>
          </table:table-cell>
          <table:table-cell office:value-type="float" office:value="0.75" calcext:value-type="float">
            <text:p>0,7500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166666666666667" calcext:value-type="float">
            <text:p>0,1667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7939" calcext:value-type="float">
            <text:p>0,457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339285714285714" calcext:value-type="float">
            <text:p>0,3393</text:p>
          </table:table-cell>
          <table:table-cell office:value-type="float" office:value="0.4589" calcext:value-type="float">
            <text:p>0,4589</text:p>
          </table:table-cell>
          <table:table-cell office:value-type="float" office:value="0.107142857142857" calcext:value-type="float">
            <text:p>0,1071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14286" calcext:value-type="float">
            <text:p>0,1429</text:p>
          </table:table-cell>
          <table:table-cell office:value-type="float" office:value="0.36953" calcext:value-type="float">
            <text:p>0,3695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369539" calcext:value-type="float">
            <text:p>0,3695</text:p>
          </table:table-cell>
          <table:table-cell office:value-type="float" office:value="0.285714285714286" calcext:value-type="float">
            <text:p>0,2857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142857142857143" calcext:value-type="float">
            <text:p>0,1429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76" calcext:value-type="float">
            <text:p>0,1488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7" calcext:value-type="float">
            <text:p>0,1497</text:p>
          </table:table-cell>
          <table:table-cell office:value-type="float" office:value="0.113636363636364" calcext:value-type="float">
            <text:p>0,1136</text:p>
          </table:table-cell>
          <table:table-cell office:value-type="float" office:value="0.149699" calcext:value-type="float">
            <text:p>0,1497</text:p>
          </table:table-cell>
          <table:table-cell office:value-type="float" office:value="0.136363636363636" calcext:value-type="float">
            <text:p>0,1364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3636363636364" calcext:value-type="float">
            <text:p>0,1136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1" calcext:value-type="float">
            <text:p>0,291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85" calcext:value-type="float">
            <text:p>0,285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" calcext:value-type="float">
            <text:p>0,2900</text:p>
          </table:table-cell>
          <table:table-cell office:value-type="float" office:value="0.25" calcext:value-type="float">
            <text:p>0,2500</text:p>
          </table:table-cell>
          <table:table-cell office:value-type="float" office:value="0.292" calcext:value-type="float">
            <text:p>0,2920</text:p>
          </table:table-cell>
          <table:table-cell office:value-type="float" office:value="0.25" calcext:value-type="float">
            <text:p>0,250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5987" calcext:value-type="float">
            <text:p>0,136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22" calcext:value-type="float">
            <text:p>0,1292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909090909090909" calcext:value-type="float">
            <text:p>0,0909</text:p>
          </table:table-cell>
          <table:table-cell office:value-type="float" office:value="0.136" calcext:value-type="float">
            <text:p>0,1360</text:p>
          </table:table-cell>
          <table:table-cell office:value-type="float" office:value="0.0454545454545455" calcext:value-type="float">
            <text:p>0,0455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office:value-type="float" office:value="0.5" calcext:value-type="float">
            <text:p>0,5000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5" calcext:value-type="float">
            <text:p>0,5000</text:p>
          </table:table-cell>
          <table:table-cell office:value-type="float" office:value="0.619" calcext:value-type="float">
            <text:p>0,6190</text:p>
          </table:table-cell>
          <table:table-cell office:value-type="float" office:value="0.5" calcext:value-type="float">
            <text:p>0,5000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4631" calcext:value-type="float">
            <text:p>0,3046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26734" calcext:value-type="float">
            <text:p>0,2673</text:p>
          </table:table-cell>
          <table:table-cell office:value-type="float" office:value="0.116279069767442" calcext:value-type="float">
            <text:p>0,1163</text:p>
          </table:table-cell>
          <table:table-cell office:value-type="float" office:value="0.305" calcext:value-type="float">
            <text:p>0,3050</text:p>
          </table:table-cell>
          <table:table-cell office:value-type="float" office:value="0.13953488372093" calcext:value-type="float">
            <text:p>0,1395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0.4" calcext:value-type="float">
            <text:p>0,4000</text:p>
          </table:table-cell>
          <table:table-cell office:value-type="float" office:value="0.681" calcext:value-type="float">
            <text:p>0,681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68" calcext:value-type="float">
            <text:p>0,6680</text:p>
          </table:table-cell>
          <table:table-cell office:value-type="float" office:value="0.4" calcext:value-type="float">
            <text:p>0,4000</text:p>
          </table:table-cell>
          <table:table-cell office:value-type="float" office:value="0.683" calcext:value-type="float">
            <text:p>0,6830</text:p>
          </table:table-cell>
          <table:table-cell office:value-type="float" office:value="0.2" calcext:value-type="float">
            <text:p>0,20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4" calcext:value-type="float">
            <text:p>0,394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7" calcext:value-type="float">
            <text:p>0,3700</text:p>
          </table:table-cell>
          <table:table-cell office:value-type="float" office:value="0.12" calcext:value-type="float">
            <text:p>0,1200</text:p>
          </table:table-cell>
          <table:table-cell office:value-type="float" office:value="0.396" calcext:value-type="float">
            <text:p>0,3960</text:p>
          </table:table-cell>
          <table:table-cell office:value-type="float" office:value="0.08" calcext:value-type="float">
            <text:p>0,0800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09" calcext:value-type="float">
            <text:p>0,9090</text:p>
          </table:table-cell>
          <table:table-cell office:value-type="float" office:value="0.5" calcext:value-type="float">
            <text:p>0,500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5" calcext:value-type="float">
            <text:p>0,5000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099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28" calcext:value-type="float">
            <text:p>0,4628</text:p>
          </table:table-cell>
          <table:table-cell office:value-type="float" office:value="0.181818181818182" calcext:value-type="float">
            <text:p>0,1818</text:p>
          </table:table-cell>
          <table:table-cell office:value-type="float" office:value="0.46515" calcext:value-type="float">
            <text:p>0,4652</text:p>
          </table:table-cell>
          <table:table-cell office:value-type="float" office:value="0.181818181818182" calcext:value-type="float">
            <text:p>0,1818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" calcext:value-type="float">
            <text:p>0,862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" calcext:value-type="float">
            <text:p>0,8600</text:p>
          </table:table-cell>
          <table:table-cell office:value-type="float" office:value="0.25" calcext:value-type="float">
            <text:p>0,2500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76" calcext:value-type="float">
            <text:p>0,4676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2121212" calcext:value-type="float">
            <text:p>0,4621</text:p>
          </table:table-cell>
          <table:table-cell office:value-type="float" office:value="0.333333333333333" calcext:value-type="float">
            <text:p>0,3333</text:p>
          </table:table-cell>
          <table:table-cell office:value-type="float" office:value="0.46875" calcext:value-type="float">
            <text:p>0,4688</text:p>
          </table:table-cell>
          <table:table-cell office:value-type="float" office:value="0.0833333333333333" calcext:value-type="float">
            <text:p>0,0833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2939" calcext:value-type="float">
            <text:p>0,3294</text:p>
          </table:table-cell>
          <table:table-cell office:value-type="float" office:value="0.14285" calcext:value-type="float">
            <text:p>0,1429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1168" calcext:value-type="float">
            <text:p>0,3117</text:p>
          </table:table-cell>
          <table:table-cell office:value-type="float" office:value="0.142857142857143" calcext:value-type="float">
            <text:p>0,1429</text:p>
          </table:table-cell>
          <table:table-cell office:value-type="float" office:value="0.3298" calcext:value-type="float">
            <text:p>0,3298</text:p>
          </table:table-cell>
          <table:table-cell office:value-type="float" office:value="0.571428571428571" calcext:value-type="float">
            <text:p>0,5714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590909" calcext:value-type="float">
            <text:p>0,1591</text:p>
          </table:table-cell>
          <table:table-cell office:value-type="float" office:value="0.0227272727272727" calcext:value-type="float">
            <text:p>0,0227</text:p>
          </table:table-cell>
          <table:table-cell office:value-type="float" office:value="0.165" calcext:value-type="float">
            <text:p>0,1650</text:p>
          </table:table-cell>
          <table:table-cell office:value-type="float" office:value="0.136363636363636" calcext:value-type="float">
            <text:p>0,1364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8457" calcext:value-type="float">
            <text:p>0,8685</text:p>
          </table:table-cell>
          <table:table-cell office:value-type="float" office:value="0.75" calcext:value-type="float">
            <text:p>0,7500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25" calcext:value-type="float">
            <text:p>0,2500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16" calcext:value-type="float">
            <text:p>0,5316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879" calcext:value-type="float">
            <text:p>0,5360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59" calcext:value-type="float">
            <text:p>0,5359</text:p>
          </table:table-cell>
          <table:table-cell office:value-type="float" office:value="0.418181818181818" calcext:value-type="float">
            <text:p>0,4182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127272727272727" calcext:value-type="float">
            <text:p>0,1273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0885" calcext:value-type="float">
            <text:p>0,5089</text:p>
          </table:table-cell>
          <table:table-cell office:value-type="float" office:value="0.428571428571429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57" calcext:value-type="float">
            <text:p>0,4286</text:p>
          </table:table-cell>
          <table:table-cell office:value-type="float" office:value="0.513577" calcext:value-type="float">
            <text:p>0,5136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5095" calcext:value-type="float">
            <text:p>0,5095</text:p>
          </table:table-cell>
          <table:table-cell office:value-type="float" office:value="0.428571428571429" calcext:value-type="float">
            <text:p>0,4286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174" calcext:value-type="float">
            <text:p>0,3117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" calcext:value-type="float">
            <text:p>0,3096</text:p>
          </table:table-cell>
          <table:table-cell office:value-type="float" office:value="0.209302325581395" calcext:value-type="float">
            <text:p>0,2093</text:p>
          </table:table-cell>
          <table:table-cell office:value-type="float" office:value="0.309629" calcext:value-type="float">
            <text:p>0,3096</text:p>
          </table:table-cell>
          <table:table-cell office:value-type="float" office:value="0.186046511627907" calcext:value-type="float">
            <text:p>0,1860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209302325581395" calcext:value-type="float">
            <text:p>0,2093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table:style-name="ce2" office:value-type="float" office:value="0.8555555" calcext:value-type="float">
            <text:p>0,8556</text:p>
          </table:table-cell>
          <table:table-cell table:style-name="ce2" office:value-type="float" office:value="0.867814" calcext:value-type="float">
            <text:p>0,8678</text:p>
          </table:table-cell>
          <table:table-cell table:style-name="ce2" office:value-type="float" office:value="0.86" calcext:value-type="float">
            <text:p>0,8600</text:p>
          </table:table-cell>
          <table:table-cell table:style-name="ce2" office:value-type="float" office:value="0.876" calcext:value-type="float">
            <text:p>0,8760</text:p>
          </table:table-cell>
          <table:table-cell table:style-name="ce2" office:value-type="float" office:value="0.8555556" calcext:value-type="float">
            <text:p>0,8556</text:p>
          </table:table-cell>
          <table:table-cell table:style-name="ce2" office:value-type="float" office:value="0.875573" calcext:value-type="float">
            <text:p>0,8756</text:p>
          </table:table-cell>
          <table:table-cell table:style-name="ce2" office:value-type="float" office:value="0.84" calcext:value-type="float">
            <text:p>0,8400</text:p>
          </table:table-cell>
          <table:table-cell table:style-name="ce2" office:value-type="float" office:value="0.868" calcext:value-type="float">
            <text:p>0,8680</text:p>
          </table:table-cell>
          <table:table-cell office:value-type="float" office:value="0.294444444444444" calcext:value-type="float">
            <text:p>0,2944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056" calcext:value-type="float">
            <text:p>0,7991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" calcext:value-type="float">
            <text:p>0,8064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80645" calcext:value-type="float">
            <text:p>0,8065</text:p>
          </table:table-cell>
          <table:table-cell table:style-name="ce4" office:value-type="float" office:value="0.778705636743215" calcext:value-type="float">
            <text:p>0,7787</text:p>
          </table:table-cell>
          <table:table-cell table:style-name="ce4" office:value-type="float" office:value="0.799" calcext:value-type="float">
            <text:p>0,7990</text:p>
          </table:table-cell>
          <table:table-cell office:value-type="float" office:value="0.118997912317328" calcext:value-type="float">
            <text:p>0,1190</text:p>
          </table:table-cell>
        </table:table-row>
        <table:table-row table:style-name="ro1">
          <table:table-cell table:style-name="Default"/>
          <table:table-cell office:value-type="float" office:value="0.404733852941176" calcext:value-type="float">
            <text:p>0,4047</text:p>
          </table:table-cell>
          <table:table-cell office:value-type="float" office:value="0.534867294117647" calcext:value-type="float">
            <text:p>0,5349</text:p>
          </table:table-cell>
          <table:table-cell office:value-type="float" office:value="0.384537731092437" calcext:value-type="float">
            <text:p>0,3845</text:p>
          </table:table-cell>
          <table:table-cell office:value-type="float" office:value="0.527727705882353" calcext:value-type="float">
            <text:p>0,5277</text:p>
          </table:table-cell>
          <table:table-cell office:value-type="float" office:value="0.384410329411765" calcext:value-type="float">
            <text:p>0,3844</text:p>
          </table:table-cell>
          <table:table-cell office:value-type="float" office:value="0.528003235294118" calcext:value-type="float">
            <text:p>0,5280</text:p>
          </table:table-cell>
          <table:table-cell office:value-type="float" office:value="0.403827731092437" calcext:value-type="float">
            <text:p>0,4038</text:p>
          </table:table-cell>
          <table:table-cell office:value-type="float" office:value="0.535655469129801" calcext:value-type="float">
            <text:p>0,5357</text:p>
          </table:table-cell>
          <table:table-cell table:style-name="ce3" office:value-type="float" office:value="0.319351073762838" calcext:value-type="float">
            <text:p>0,3194</text:p>
          </table:table-cell>
          <table:table-cell table:style-name="ce3" office:value-type="float" office:value="0.191622921158647" calcext:value-type="float">
            <text:p>0,1916</text:p>
          </table:table-cell>
          <table:table-cell table:style-name="ce3" office:value-type="float" office:value="0.311499635294118" calcext:value-type="float">
            <text:p>0,3115</text:p>
          </table:table-cell>
          <table:table-cell table:style-name="ce3" office:value-type="float" office:value="0.18502893754688" calcext:value-type="float">
            <text:p>0,1850</text:p>
          </table:table-cell>
          <table:table-cell table:style-name="ce3" office:value-type="float" office:value="0.292911587647059" calcext:value-type="float">
            <text:p>0,2929</text:p>
          </table:table-cell>
          <table:table-cell table:style-name="ce3" office:value-type="float" office:value="0.18502893754688" calcext:value-type="float">
            <text:p>0,1850</text:p>
          </table:table-cell>
          <table:table-cell table:style-name="ce3" office:value-type="float" office:value="0.306277594823529" calcext:value-type="float">
            <text:p>0,3063</text:p>
          </table:table-cell>
          <table:table-cell table:style-name="ce3" office:value-type="float" office:value="0.191622921158647" calcext:value-type="float">
            <text:p>0,1916</text:p>
          </table:table-cell>
          <table:table-cell table:style-name="ce3" office:value-type="float" office:value="0.307019175244658" calcext:value-type="float">
            <text:p>0,3070</text:p>
          </table:table-cell>
          <table:table-cell table:style-name="ce3" office:value-type="float" office:value="0.137466347816845" calcext:value-type="float">
            <text:p>0,1375</text:p>
          </table:table-cell>
        </table:table-row>
        <table:table-row table:style-name="ro1">
          <table:table-cell table:style-name="Default"/>
          <table:table-cell office:value-type="float" office:value="0.285474774695362" calcext:value-type="float">
            <text:p>0,2855</text:p>
          </table:table-cell>
          <table:table-cell office:value-type="float" office:value="0.276279813584834" calcext:value-type="float">
            <text:p>0,2763</text:p>
          </table:table-cell>
          <table:table-cell office:value-type="float" office:value="0.281416064119762" calcext:value-type="float">
            <text:p>0,2814</text:p>
          </table:table-cell>
          <table:table-cell office:value-type="float" office:value="0.270535222669287" calcext:value-type="float">
            <text:p>0,2705</text:p>
          </table:table-cell>
          <table:table-cell office:value-type="float" office:value="0.280477907886423" calcext:value-type="float">
            <text:p>0,2805</text:p>
          </table:table-cell>
          <table:table-cell office:value-type="float" office:value="0.27022064194273" calcext:value-type="float">
            <text:p>0,2702</text:p>
          </table:table-cell>
          <table:table-cell office:value-type="float" office:value="0.28395399798416" calcext:value-type="float">
            <text:p>0,2840</text:p>
          </table:table-cell>
          <table:table-cell office:value-type="float" office:value="0.2762616259889" calcext:value-type="float">
            <text:p>0,2763</text:p>
          </table:table-cell>
          <table:table-cell table:style-name="ce3" office:value-type="float" office:value="0.253656474416041" calcext:value-type="float">
            <text:p>0,2537</text:p>
          </table:table-cell>
          <table:table-cell table:style-name="ce3" office:value-type="float" office:value="0.196837640917979" calcext:value-type="float">
            <text:p>0,1968</text:p>
          </table:table-cell>
          <table:table-cell table:style-name="ce3" office:value-type="float" office:value="0.196602931014926" calcext:value-type="float">
            <text:p>0,1966</text:p>
          </table:table-cell>
          <table:table-cell table:style-name="ce3" office:value-type="float" office:value="0.199273912236548" calcext:value-type="float">
            <text:p>0,1993</text:p>
          </table:table-cell>
          <table:table-cell table:style-name="ce3" office:value-type="float" office:value="0.199020544600361" calcext:value-type="float">
            <text:p>0,1990</text:p>
          </table:table-cell>
          <table:table-cell table:style-name="ce3" office:value-type="float" office:value="0.199273912236548" calcext:value-type="float">
            <text:p>0,1993</text:p>
          </table:table-cell>
          <table:table-cell table:style-name="ce3" office:value-type="float" office:value="0.197110330005985" calcext:value-type="float">
            <text:p>0,1971</text:p>
          </table:table-cell>
          <table:table-cell table:style-name="ce3" office:value-type="float" office:value="0.196837640917979" calcext:value-type="float">
            <text:p>0,1968</text:p>
          </table:table-cell>
          <table:table-cell table:style-name="ce3" office:value-type="float" office:value="0.20377606023628" calcext:value-type="float">
            <text:p>0,2038</text:p>
          </table:table-cell>
          <table:table-cell table:style-name="ce3" office:value-type="float" office:value="0.168869416183999" calcext:value-type="float">
            <text:p>0,1689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table:number-columns-repeated="10"/>
        </table:table-row>
      </table:table>
      <table:table table:name="Formato Latex" table:style-name="ta1">
        <table:table-column table:style-name="co6" table:default-cell-style-name="ce1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Default" office:value-type="string" calcext:value-type="string">
            <text:p>Frase</text:p>
          </table:table-cell>
          <table:table-cell office:value-type="string" calcext:value-type="string">
            <text:p>Vosk</text:p>
          </table:table-cell>
          <table:table-cell office:value-type="string" calcext:value-type="string">
            <text:p>DS-RhKen</text:p>
          </table:table-cell>
          <table:table-cell office:value-type="string" calcext:value-type="string">
            <text:p>DS-RhPoco</text:p>
          </table:table-cell>
          <table:table-cell office:value-type="string" calcext:value-type="string">
            <text:p>DS-PolyKen</text:p>
          </table:table-cell>
          <table:table-cell office:value-type="string" calcext:value-type="string">
            <text:p>DS-PolyPoc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/>
          <table:table-cell office:value-type="string" calcext:value-type="string">
            <text:p>\makecell{$\alpha$ = 1,9/ $\beta$ =0,9\\ CER Mín./Med \\0/0,0819259\\ WER Mín./Med \\}</text:p>
          </table:table-cell>
          <table:table-cell office:value-type="string" calcext:value-type="string">
            <text:p>\makecell{$\alpha$ = 1,6/ $\beta$ =0,7\\ CER Mín./Med \\0/0,085519\\ WER Mín./Med \\}</text:p>
          </table:table-cell>
          <table:table-cell office:value-type="string" calcext:value-type="string">
            <text:p>\makecell{$\alpha$ = 1,9/ $\beta$ =0,9\\ CER Mín./Med \\0/0,08552\\ WER Mín./Med \\}</text:p>
          </table:table-cell>
          <table:table-cell office:value-type="string" calcext:value-type="string">
            <text:p>\makecell{$\alpha$ = 1,6/ $\beta$ =0,7\\ CER Mín./Med \\0/0,0819259791591807\\ WER Mín./Med \\}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/>
          <table:table-cell office:value-type="string" calcext:value-type="string">
            <text:p>\makecell{$\alpha$ = 1,4/ $\beta$ =1\\ CER Mín./Med \\0,227272727272727/0,39669\\ WER Mín./Med \\0,625/0,7138}</text:p>
          </table:table-cell>
          <table:table-cell office:value-type="string" calcext:value-type="string">
            <text:p>\makecell{$\alpha$ = 1/ $\beta$ =1\\ CER Mín./Med \\0,159090909090909/0,15909\\ WER Mín./Med \\0,5/0,7118}</text:p>
          </table:table-cell>
          <table:table-cell office:value-type="string" calcext:value-type="string">
            <text:p>\makecell{$\alpha$ = 1,4/ $\beta$ =1\\ CER Mín./Med \\0,159090909090909/0,3865\\ WER Mín./Med \\0,5/0,7118}</text:p>
          </table:table-cell>
          <table:table-cell office:value-type="string" calcext:value-type="string">
            <text:p>\makecell{$\alpha$ = 1/ $\beta$ =1\\ CER Mín./Med \\0,227272727272727/0,396\\ WER Mín./Med \\0,625/0,713842975206612}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/>
          <table:table-cell office:value-type="string" calcext:value-type="string">
            <text:p>\makecell{$\alpha$ = 1,8/ $\beta$ =1\\ CER Mín./Med \\0/0,107755\\ WER Mín./Med \\0/0,175}</text:p>
          </table:table-cell>
          <table:table-cell table:number-columns-repeated="2" office:value-type="string" calcext:value-type="string">
            <text:p>\makecell{$\alpha$ = 1,8/ $\beta$ =1\\ CER Mín./Med \\0/0,13286\\ WER Mín./Med \\0/0,183}</text:p>
          </table:table-cell>
          <table:table-cell office:value-type="string" calcext:value-type="string">
            <text:p>\makecell{$\alpha$ = 1,8/ $\beta$ =1\\ CER Mín./Med \\0/0,1087\\ WER Mín./Med \\0/0,177}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/>
          <table:table-cell office:value-type="string" calcext:value-type="string">
            <text:p>\makecell{$\alpha$ = 1,7/ $\beta$ =1\\ CER Mín./Med \\0/0,136\\ WER Mín./Med \\0/0,273}</text:p>
          </table:table-cell>
          <table:table-cell office:value-type="string" calcext:value-type="string">
            <text:p>\makecell{$\alpha$ = 1,8/ $\beta$ =1\\ CER Mín./Med \\0/0,132\\ WER Mín./Med \\0/0,264}</text:p>
          </table:table-cell>
          <table:table-cell office:value-type="string" calcext:value-type="string">
            <text:p>\makecell{$\alpha$ = 1,7/ $\beta$ =1\\ CER Mín./Med \\0/0,132\\ WER Mín./Med \\0/0,264}</text:p>
          </table:table-cell>
          <table:table-cell office:value-type="string" calcext:value-type="string">
            <text:p>\makecell{$\alpha$ = 1,8/ $\beta$ =1\\ CER Mín./Med \\0/0,138\\ WER Mín./Med \\0/0,275}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/>
          <table:table-cell office:value-type="string" calcext:value-type="string">
            <text:p>\makecell{$\alpha$ = 1,9/ $\beta$ =0,6\\ CER Mín./Med \\0,24/0,296\\ WER Mín./Med \\0,5/0,579}</text:p>
          </table:table-cell>
          <table:table-cell office:value-type="string" calcext:value-type="string">
            <text:p>\makecell{$\alpha$ = 1,9/ $\beta$ =0,7\\ CER Mín./Med \\0,24/0,268\\ WER Mín./Med \\0,5/0,533}</text:p>
          </table:table-cell>
          <table:table-cell office:value-type="string" calcext:value-type="string">
            <text:p>\makecell{$\alpha$ = 1,9/ $\beta$ =0,6\\ CER Mín./Med \\0,24/0,268\\ WER Mín./Med \\0,5/0,533}</text:p>
          </table:table-cell>
          <table:table-cell office:value-type="string" calcext:value-type="string">
            <text:p>\makecell{$\alpha$ = 1,9/ $\beta$ =0,7\\ CER Mín./Med \\0,24/0,297\\ WER Mín./Med \\0,5/0,579}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/>
          <table:table-cell office:value-type="string" calcext:value-type="string">
            <text:p>\makecell{$\alpha$ = 1,9/ $\beta$ =1\\ CER Mín./Med \\0,0666666666666667/0,0989\\ WER Mín./Med \\0,14285/0,18063}</text:p>
          </table:table-cell>
          <table:table-cell office:value-type="string" calcext:value-type="string">
            <text:p>\makecell{$\alpha$ = 1/ $\beta$ =1\\ CER Mín./Med \\0,0222222222222222/0,09090909\\ WER Mín./Med \\0,14286/0,175914}</text:p>
          </table:table-cell>
          <table:table-cell office:value-type="string" calcext:value-type="string">
            <text:p>\makecell{$\alpha$ = 1,9/ $\beta$ =1\\ CER Mín./Med \\0,0222222222222222/0,090909\\ WER Mín./Med \\0,14285/0,17591}</text:p>
          </table:table-cell>
          <table:table-cell office:value-type="string" calcext:value-type="string">
            <text:p>\makecell{$\alpha$ = 1/ $\beta$ =1\\ CER Mín./Med \\0,0666666666666667/0,0099\\ WER Mín./Med \\0,1429/0,181}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/>
          <table:table-cell office:value-type="string" calcext:value-type="string">
            <text:p>\makecell{$\alpha$ = 1/ $\beta$ =1\\ CER Mín./Med \\0,339285714285714/0,457939\\ WER Mín./Med \\0,75/0,77066}</text:p>
          </table:table-cell>
          <table:table-cell office:value-type="string" calcext:value-type="string">
            <text:p>\makecell{$\alpha$ = 1,1/ $\beta$ =0,7\\ CER Mín./Med \\0,339285714285714/0,4589\\ WER Mín./Med \\0,67/0,761}</text:p>
          </table:table-cell>
          <table:table-cell office:value-type="string" calcext:value-type="string">
            <text:p>\makecell{$\alpha$ = 1/ $\beta$ =1\\ CER Mín./Med \\0,339285714285714/0,4589\\ WER Mín./Med \\0,667/0,761019}</text:p>
          </table:table-cell>
          <table:table-cell office:value-type="string" calcext:value-type="string">
            <text:p>\makecell{$\alpha$ = 1,1/ $\beta$ =0,7\\ CER Mín./Med \\0,339285714285714/0,4589\\ WER Mín./Med \\0,75/0,7715}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/>
          <table:table-cell office:value-type="string" calcext:value-type="string">
            <text:p>\makecell{$\alpha$ = 1,4/ $\beta$ =1\\ CER Mín./Med \\0,136363636363636/0,14876\\ WER Mín./Med \\0,2857/0,3636}</text:p>
          </table:table-cell>
          <table:table-cell office:value-type="string" calcext:value-type="string">
            <text:p>\makecell{$\alpha$ = 1,4/ $\beta$ =0,8\\ CER Mín./Med \\0,113636363636364/0,1497\\ WER Mín./Med \\0,14286/0,36953}</text:p>
          </table:table-cell>
          <table:table-cell office:value-type="string" calcext:value-type="string">
            <text:p>\makecell{$\alpha$ = 1,4/ $\beta$ =1\\ CER Mín./Med \\0,113636363636364/0,149699\\ WER Mín./Med \\0,1482/0,369539}</text:p>
          </table:table-cell>
          <table:table-cell office:value-type="string" calcext:value-type="string">
            <text:p>\makecell{$\alpha$ = 1,4/ $\beta$ =0,8\\ CER Mín./Med \\0,136363636363636/0,1489\\ WER Mín./Med \\0,285714285714286/0,3643}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/>
          <table:table-cell office:value-type="string" calcext:value-type="string">
            <text:p>\makecell{$\alpha$ = 1,9/ $\beta$ =1\\ CER Mín./Med \\0,0909090909090909/0,135987\\ WER Mín./Med \\0,25/0,291}</text:p>
          </table:table-cell>
          <table:table-cell office:value-type="string" calcext:value-type="string">
            <text:p>\makecell{$\alpha$ = 1,9/ $\beta$ =1\\ CER Mín./Med \\0,0909090909090909/0,12922\\ WER Mín./Med \\0,25/0,285}</text:p>
          </table:table-cell>
          <table:table-cell office:value-type="string" calcext:value-type="string">
            <text:p>\makecell{$\alpha$ = 1,9/ $\beta$ =1\\ CER Mín./Med \\0,0909090909090909/0,129\\ WER Mín./Med \\0,25/0,29}</text:p>
          </table:table-cell>
          <table:table-cell office:value-type="string" calcext:value-type="string">
            <text:p>\makecell{$\alpha$ = 1,9/ $\beta$ =1\\ CER Mín./Med \\0,0909090909090909/0,136\\ WER Mín./Med \\0,25/0,292}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/>
          <table:table-cell office:value-type="string" calcext:value-type="string">
            <text:p>\makecell{$\alpha$ = 1/ $\beta$ =1\\ CER Mín./Med \\0,116279069767442/0,304631\\ WER Mín./Med \\0,5/0,6188}</text:p>
          </table:table-cell>
          <table:table-cell table:number-columns-repeated="2" office:value-type="string" calcext:value-type="string">
            <text:p>\makecell{$\alpha$ = 1/ $\beta$ =1\\ CER Mín./Med \\0,116279069767442/0,2673\\ WER Mín./Med \\0,5/0,5155}</text:p>
          </table:table-cell>
          <table:table-cell office:value-type="string" calcext:value-type="string">
            <text:p>\makecell{$\alpha$ = 1/ $\beta$ =1\\ CER Mín./Med \\0,116279069767442/0,305\\ WER Mín./Med \\0,5/0,619}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/>
          <table:table-cell office:value-type="string" calcext:value-type="string">
            <text:p>\makecell{$\alpha$ = 1,1/ $\beta$ =1\\ CER Mín./Med \\0,12/0,394\\ WER Mín./Med \\0,4/0,681}</text:p>
          </table:table-cell>
          <table:table-cell table:number-columns-repeated="2" office:value-type="string" calcext:value-type="string">
            <text:p>\makecell{$\alpha$ = 1,1/ $\beta$ =1\\ CER Mín./Med \\0,12/0,37\\ WER Mín./Med \\0,4/0,668}</text:p>
          </table:table-cell>
          <table:table-cell office:value-type="string" calcext:value-type="string">
            <text:p>\makecell{$\alpha$ = 1,1/ $\beta$ =1\\ CER Mín./Med \\0,12/0,396\\ WER Mín./Med \\0,4/0,683}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/>
          <table:table-cell office:value-type="string" calcext:value-type="string">
            <text:p>\makecell{$\alpha$ = 1,1/ $\beta$ =1\\ CER Mín./Med \\0,181818181818182/0,4628099\\ WER Mín./Med \\0,5/0,909}</text:p>
          </table:table-cell>
          <table:table-cell table:number-columns-repeated="2" office:value-type="string" calcext:value-type="string">
            <text:p>\makecell{$\alpha$ = 1,1/ $\beta$ =1\\ CER Mín./Med \\0,181818181818182/0,4628\\ WER Mín./Med \\0,5/0,909}</text:p>
          </table:table-cell>
          <table:table-cell office:value-type="string" calcext:value-type="string">
            <text:p>\makecell{$\alpha$ = 1,1/ $\beta$ =1\\ CER Mín./Med \\0,181818181818182/0,46515\\ WER Mín./Med \\0,5/0,913}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/>
          <table:table-cell office:value-type="string" calcext:value-type="string">
            <text:p>\makecell{$\alpha$ = 1,6/ $\beta$ =1\\ CER Mín./Med \\0,333333333333333/0,4676\\ WER Mín./Med \\0,75/0,862}</text:p>
          </table:table-cell>
          <table:table-cell office:value-type="string" calcext:value-type="string">
            <text:p>\makecell{$\alpha$ = 1,6/ $\beta$ =1\\ CER Mín./Med \\0,333333333333333/0,462121\\ WER Mín./Med \\0,75/0,857}</text:p>
          </table:table-cell>
          <table:table-cell office:value-type="string" calcext:value-type="string">
            <text:p>\makecell{$\alpha$ = 1,6/ $\beta$ =1\\ CER Mín./Med \\0,333333333333333/0,462121212\\ WER Mín./Med \\0,75/0,857}</text:p>
          </table:table-cell>
          <table:table-cell office:value-type="string" calcext:value-type="string">
            <text:p>\makecell{$\alpha$ = 1,6/ $\beta$ =1\\ CER Mín./Med \\0,333333333333333/0,46875\\ WER Mín./Med \\0,75/0,86}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/>
          <table:table-cell office:value-type="string" calcext:value-type="string">
            <text:p>\makecell{$\alpha$ = 1,4/ $\beta$ =1\\ CER Mín./Med \\0,0227272727272727/0,1641\\ WER Mín./Med \\0,1428/0,32939}</text:p>
          </table:table-cell>
          <table:table-cell office:value-type="string" calcext:value-type="string">
            <text:p>\makecell{$\alpha$ = 1,4/ $\beta$ =1\\ CER Mín./Med \\0,0227272727272727/0,15909\\ WER Mín./Med \\0,14285/0,3116}</text:p>
          </table:table-cell>
          <table:table-cell office:value-type="string" calcext:value-type="string">
            <text:p>\makecell{$\alpha$ = 1,4/ $\beta$ =1\\ CER Mín./Med \\0,0227272727272727/0,1590909\\ WER Mín./Med \\0,1428/0,31168}</text:p>
          </table:table-cell>
          <table:table-cell office:value-type="string" calcext:value-type="string">
            <text:p>\makecell{$\alpha$ = 1,4/ $\beta$ =1\\ CER Mín./Med \\0,0227272727272727/0,165\\ WER Mín./Med \\0,142857142857143/0,3298}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/>
          <table:table-cell office:value-type="string" calcext:value-type="string">
            <text:p>\makecell{$\alpha$ = 1/ $\beta$ =0,9\\ CER Mín./Med \\0,418181818181818/0,5316\\ WER Mín./Med \\0,75/0,8622}</text:p>
          </table:table-cell>
          <table:table-cell office:value-type="string" calcext:value-type="string">
            <text:p>\makecell{$\alpha$ = 1/ $\beta$ =0,9\\ CER Mín./Med \\0,418181818181818/0,5359879\\ WER Mín./Med \\0,75/0,86845}</text:p>
          </table:table-cell>
          <table:table-cell office:value-type="string" calcext:value-type="string">
            <text:p>\makecell{$\alpha$ = 1/ $\beta$ =0,9\\ CER Mín./Med \\0,418181818181818/0,5359\\ WER Mín./Med \\0,75/0,868457}</text:p>
          </table:table-cell>
          <table:table-cell office:value-type="string" calcext:value-type="string">
            <text:p>\makecell{$\alpha$ = 1/ $\beta$ =0,9\\ CER Mín./Med \\0,418181818181818/0,5326\\ WER Mín./Med \\0,75/0,8632}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/>
          <table:table-cell office:value-type="string" calcext:value-type="string">
            <text:p>\makecell{$\alpha$ = 1,4/ $\beta$ =0,9\\ CER Mín./Med \\0,186046511627907/0,31174\\ WER Mín./Med \\0,42857/0,50885}</text:p>
          </table:table-cell>
          <table:table-cell office:value-type="string" calcext:value-type="string">
            <text:p>\makecell{$\alpha$ = 1,4/ $\beta$ =0,7\\ CER Mín./Med \\0,209302325581395/0,3096\\ WER Mín./Med \\0,428571428571429/0,513577}</text:p>
          </table:table-cell>
          <table:table-cell office:value-type="string" calcext:value-type="string">
            <text:p>\makecell{$\alpha$ = 1,4/ $\beta$ =0,9\\ CER Mín./Med \\0,209302325581395/0,309629\\ WER Mín./Med \\0,42857/0,513577}</text:p>
          </table:table-cell>
          <table:table-cell office:value-type="string" calcext:value-type="string">
            <text:p>\makecell{$\alpha$ = 1,4/ $\beta$ =0,7\\ CER Mín./Med \\0,186046511627907/0,3125\\ WER Mín./Med \\0,4286/0,5095}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/>
          <table:table-cell office:value-type="string" calcext:value-type="string">
            <text:p>\makecell{$\alpha$ = 1,3/ $\beta$ =0,8\\ CER Mín./Med \\0,778705636743215/0,799056\\ WER Mín./Med \\0,8555555/0,867814}</text:p>
          </table:table-cell>
          <table:table-cell office:value-type="string" calcext:value-type="string">
            <text:p>\makecell{$\alpha$ = 1,2/ $\beta$ =1\\ CER Mín./Med \\0,778705636743215/0,8064\\ WER Mín./Med \\0,86/0,876}</text:p>
          </table:table-cell>
          <table:table-cell office:value-type="string" calcext:value-type="string">
            <text:p>\makecell{$\alpha$ = 1,3/ $\beta$ =0,8\\ CER Mín./Med \\0,778705636743215/0,80645\\ WER Mín./Med \\0,8555556/0,875573}</text:p>
          </table:table-cell>
          <table:table-cell office:value-type="string" calcext:value-type="string">
            <text:p>\makecell{$\alpha$ = 1,2/ $\beta$ =1\\ CER Mín./Med \\0,778705636743215/0,799\\ WER Mín./Med \\0,84/0,868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number:min-decimal-places="14" number:min-integer-digits="1"/>
    </number:number-style>
    <number:number-style style:name="N105">
      <number:number number:decimal-places="13" number:min-decimal-places="13" number:min-integer-digits="1"/>
    </number:number-style>
    <number:number-style style:name="N106">
      <number:number number:decimal-places="12" number:min-decimal-places="12"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8:48:03.5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9:18:07.476000000</dc:date>
    <meta:editing-duration>PT1H9M38S</meta:editing-duration>
    <meta:editing-cycles>7</meta:editing-cycles>
    <meta:generator>LibreOffice/7.2.5.2$Windows_X86_64 LibreOffice_project/499f9727c189e6ef3471021d6132d4c694f357e5</meta:generator>
    <meta:document-statistic meta:table-count="6" meta:cell-count="1162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8.456cm" svg:height="21.631cm" xlink:href=".." xlink:type="simple" chart:class="chart:line" chart:style-name="ch1">
        <chart:title svg:x="15.716cm" svg:y="0.568cm" chart:style-name="ch2">
          <text:p>CER según API, modelo y Scorer</text:p>
        </chart:title>
        <chart:subtitle svg:x="16.501cm" svg:y="1.805cm" chart:style-name="ch3">
          <text:p>Mejores valores (Less is better)</text:p>
        </chart:subtitle>
        <chart:legend chart:legend-position="end" svg:x="33.556cm" svg:y="9.505cm" style:legend-expansion="high" chart:style-name="ch4"/>
        <chart:plot-area chart:style-name="ch5" table:cell-range-address="CER.A2:CER.B18 CER.A1:CER.B1 CER.D1:CER.D18 CER.F1:CER.F18 CER.H1:CER.H18 CER.J1:CER.J18" chart:data-source-has-labels="both" svg:x="1.77cm" svg:y="2.894cm" svg:width="31.017cm" svg:height="17.334cm">
          <chart:coordinate-region svg:x="3.079cm" svg:y="2.894cm" svg:width="28.965cm" svg:height="14.831cm"/>
          <chart:axis chart:dimension="x" chart:name="primary-x" chart:style-name="ch6" chartooo:axis-type="auto">
            <chartooo:date-scale/>
            <chart:title svg:x="16.109cm" svg:y="20.66cm" chart:style-name="ch7">
              <text:p>Texto Analizado</text:p>
            </chart:title>
            <chart:categories table:cell-range-address="CER.A2:CER.A18"/>
          </chart:axis>
          <chart:axis chart:dimension="y" chart:name="primary-y" chart:style-name="ch6">
            <chart:title svg:x="0.451cm" svg:y="12.571cm" chart:style-name="ch8">
              <text:p>Valor de CER</text:p>
            </chart:title>
            <chart:grid chart:style-name="ch9" chart:class="major"/>
          </chart:axis>
          <chart:series chart:style-name="ch10" chart:values-cell-range-address="CER.B2:CER.B18" chart:label-cell-address="CER.B1:CER.B1" chart:class="chart:line">
            <chart:data-point chart:repeated="17"/>
          </chart:series>
          <chart:series chart:style-name="ch11" chart:values-cell-range-address="CER.D2:CER.D18" chart:label-cell-address="CER.D1:CER.D1" chart:class="chart:line">
            <chart:data-point chart:repeated="17"/>
          </chart:series>
          <chart:series chart:style-name="ch12" chart:values-cell-range-address="CER.F2:CER.F18" chart:label-cell-address="CER.F1:CER.F1" chart:class="chart:line">
            <chart:data-point chart:repeated="17"/>
          </chart:series>
          <chart:series chart:style-name="ch13" chart:values-cell-range-address="CER.H2:CER.H18" chart:label-cell-address="CER.H1:CER.H1" chart:class="chart:line">
            <chart:data-point chart:repeated="17"/>
          </chart:series>
          <chart:series chart:style-name="ch14" chart:values-cell-range-address="CER.J2:CER.J18" chart:label-cell-address="CER.J1:CER.J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jor)</text:p>
                <draw:g>
                  <svg:desc>CER.B1:CER.B1</svg:desc>
                </draw:g>
              </table:table-cell>
              <table:table-cell office:value-type="string">
                <text:p>Rhasspy,Poco (Mejor)</text:p>
                <draw:g>
                  <svg:desc>CER.D1:CER.D1</svg:desc>
                </draw:g>
              </table:table-cell>
              <table:table-cell office:value-type="string">
                <text:p>Polyglot,Ken (Mejor)</text:p>
                <draw:g>
                  <svg:desc>CER.F1:CER.F1</svg:desc>
                </draw:g>
              </table:table-cell>
              <table:table-cell office:value-type="string">
                <text:p>Polyglot,Poco (Mejor)</text:p>
                <draw:g>
                  <svg:desc>CER.H1:CER.H1</svg:desc>
                </draw:g>
              </table:table-cell>
              <table:table-cell office:value-type="string">
                <text:p>Vosk</text:p>
                <draw:g>
                  <svg:desc>CER.J1:C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CER.A2:CER.A18</svg:desc>
                </draw:g>
              </table:table-cell>
              <table:table-cell office:value-type="float" office:value="0">
                <text:p>0</text:p>
                <draw:g>
                  <svg:desc>CER.B2:CER.B18</svg:desc>
                </draw:g>
              </table:table-cell>
              <table:table-cell office:value-type="float" office:value="0">
                <text:p>0</text:p>
                <draw:g>
                  <svg:desc>CER.D2:CER.D18</svg:desc>
                </draw:g>
              </table:table-cell>
              <table:table-cell office:value-type="float" office:value="0">
                <text:p>0</text:p>
                <draw:g>
                  <svg:desc>CER.F2:CER.F18</svg:desc>
                </draw:g>
              </table:table-cell>
              <table:table-cell office:value-type="float" office:value="0">
                <text:p>0</text:p>
                <draw:g>
                  <svg:desc>CER.H2:CER.H18</svg:desc>
                </draw:g>
              </table:table-cell>
              <table:table-cell office:value-type="float" office:value="0.130434782608696">
                <text:p>0.130434782608696</text:p>
                <draw:g>
                  <svg:desc>CER.J2:C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118997912317328">
                <text:p>0.118997912317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752cm" svg:height="21.235cm" xlink:href=".." xlink:type="simple" chart:class="chart:line" chart:style-name="ch1">
        <chart:title svg:x="15.364cm" svg:y="0.56cm" chart:style-name="ch2">
          <text:p>CER según API, Modelo y Scorer</text:p>
        </chart:title>
        <chart:subtitle svg:x="16.181cm" svg:y="1.789cm" chart:style-name="ch3">
          <text:p>Valores medios (Less is better)</text:p>
        </chart:subtitle>
        <chart:legend chart:legend-position="end" svg:x="32.788cm" svg:y="9.307cm" style:legend-expansion="high" chart:style-name="ch4"/>
        <chart:plot-area chart:style-name="ch5" table:cell-range-address="CER.A2:CER.A18 CER.C1:CER.C18 CER.E1:CER.E18 CER.G1:CER.G18 CER.I1:CER.J18" chart:data-source-has-labels="both" svg:x="1.756cm" svg:y="2.87cm" svg:width="30.277cm" svg:height="16.97cm">
          <chart:coordinate-region svg:x="3.065cm" svg:y="2.87cm" svg:width="28.225cm" svg:height="14.467cm"/>
          <chart:axis chart:dimension="x" chart:name="primary-x" chart:style-name="ch6" chartooo:axis-type="auto">
            <chartooo:date-scale/>
            <chart:title svg:x="15.747cm" svg:y="20.264cm" chart:style-name="ch7">
              <text:p>Texto analizado</text:p>
            </chart:title>
            <chart:categories table:cell-range-address="CER.A2:CER.A18"/>
          </chart:axis>
          <chart:axis chart:dimension="y" chart:name="primary-y" chart:style-name="ch6">
            <chart:title svg:x="0.451cm" svg:y="12.365cm" chart:style-name="ch8">
              <text:p>Valor de CER</text:p>
            </chart:title>
            <chart:grid chart:style-name="ch9" chart:class="major"/>
          </chart:axis>
          <chart:series chart:style-name="ch10" chart:values-cell-range-address="CER.C2:CER.C18" chart:label-cell-address="CER.C1:CER.C1" chart:class="chart:line">
            <chart:data-point chart:repeated="17"/>
          </chart:series>
          <chart:series chart:style-name="ch11" chart:values-cell-range-address="CER.E2:CER.E18" chart:label-cell-address="CER.E1:CER.E1" chart:class="chart:line">
            <chart:data-point chart:repeated="17"/>
          </chart:series>
          <chart:series chart:style-name="ch12" chart:values-cell-range-address="CER.G2:CER.G18" chart:label-cell-address="CER.G1:CER.G1" chart:class="chart:line">
            <chart:data-point chart:repeated="17"/>
          </chart:series>
          <chart:series chart:style-name="ch13" chart:values-cell-range-address="CER.I2:CER.I18" chart:label-cell-address="CER.I1:CER.I1" chart:class="chart:line">
            <chart:data-point chart:repeated="17"/>
          </chart:series>
          <chart:series chart:style-name="ch14" chart:values-cell-range-address="CER.J2:CER.J18" chart:label-cell-address="CER.J1:CER.J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dio)</text:p>
                <draw:g>
                  <svg:desc>CER.C1:CER.C1</svg:desc>
                </draw:g>
              </table:table-cell>
              <table:table-cell office:value-type="string">
                <text:p>Rhasspy,Poco (Medio)</text:p>
                <draw:g>
                  <svg:desc>CER.E1:CER.E1</svg:desc>
                </draw:g>
              </table:table-cell>
              <table:table-cell office:value-type="string">
                <text:p>Polyglot,Ken (Medio)</text:p>
                <draw:g>
                  <svg:desc>CER.G1:CER.G1</svg:desc>
                </draw:g>
              </table:table-cell>
              <table:table-cell office:value-type="string">
                <text:p>Polyglot,Poco (Medio)</text:p>
                <draw:g>
                  <svg:desc>CER.I1:CER.I1</svg:desc>
                </draw:g>
              </table:table-cell>
              <table:table-cell office:value-type="string">
                <text:p>Vosk</text:p>
                <draw:g>
                  <svg:desc>CER.J1:C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CER.A2:CER.A18</svg:desc>
                </draw:g>
              </table:table-cell>
              <table:table-cell office:value-type="float" office:value="0.0819259">
                <text:p>0.0819259</text:p>
                <draw:g>
                  <svg:desc>CER.C2:CER.C18</svg:desc>
                </draw:g>
              </table:table-cell>
              <table:table-cell office:value-type="float" office:value="0.085519">
                <text:p>0.085519</text:p>
                <draw:g>
                  <svg:desc>CER.E2:CER.E18</svg:desc>
                </draw:g>
              </table:table-cell>
              <table:table-cell office:value-type="float" office:value="0.08552">
                <text:p>0.08552</text:p>
                <draw:g>
                  <svg:desc>CER.G2:CER.G18</svg:desc>
                </draw:g>
              </table:table-cell>
              <table:table-cell office:value-type="float" office:value="0.0819259791591807">
                <text:p>0.0819259791591807</text:p>
                <draw:g>
                  <svg:desc>CER.I2:CER.I18</svg:desc>
                </draw:g>
              </table:table-cell>
              <table:table-cell office:value-type="float" office:value="0.130434782608696">
                <text:p>0.130434782608696</text:p>
                <draw:g>
                  <svg:desc>CER.J2:C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39669">
                <text:p>0.39669</text:p>
              </table:table-cell>
              <table:table-cell office:value-type="float" office:value="0.15909">
                <text:p>0.15909</text:p>
              </table:table-cell>
              <table:table-cell office:value-type="float" office:value="0.3865">
                <text:p>0.3865</text:p>
              </table:table-cell>
              <table:table-cell office:value-type="float" office:value="0.396">
                <text:p>0.396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.107755">
                <text:p>0.107755</text:p>
              </table:table-cell>
              <table:table-cell office:value-type="float" office:value="0.13286">
                <text:p>0.13286</text:p>
              </table:table-cell>
              <table:table-cell office:value-type="float" office:value="0.13286">
                <text:p>0.13286</text:p>
              </table:table-cell>
              <table:table-cell office:value-type="float" office:value="0.1087">
                <text:p>0.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.136">
                <text:p>0.136</text:p>
              </table:table-cell>
              <table:table-cell office:value-type="float" office:value="0.132">
                <text:p>0.132</text:p>
              </table:table-cell>
              <table:table-cell office:value-type="float" office:value="0.132">
                <text:p>0.132</text:p>
              </table:table-cell>
              <table:table-cell office:value-type="float" office:value="0.138">
                <text:p>0.13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96">
                <text:p>0.296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97">
                <text:p>0.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989">
                <text:p>0.0989</text:p>
              </table:table-cell>
              <table:table-cell office:value-type="float" office:value="0.09090909">
                <text:p>0.09090909</text:p>
              </table:table-cell>
              <table:table-cell office:value-type="float" office:value="0.090909">
                <text:p>0.090909</text:p>
              </table:table-cell>
              <table:table-cell office:value-type="float" office:value="0.0099">
                <text:p>0.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457939">
                <text:p>0.457939</text:p>
              </table:table-cell>
              <table:table-cell office:value-type="float" office:value="0.4589">
                <text:p>0.4589</text:p>
              </table:table-cell>
              <table:table-cell office:value-type="float" office:value="0.4589">
                <text:p>0.4589</text:p>
              </table:table-cell>
              <table:table-cell office:value-type="float" office:value="0.4589">
                <text:p>0.4589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876">
                <text:p>0.14876</text:p>
              </table:table-cell>
              <table:table-cell office:value-type="float" office:value="0.1497">
                <text:p>0.1497</text:p>
              </table:table-cell>
              <table:table-cell office:value-type="float" office:value="0.149699">
                <text:p>0.149699</text:p>
              </table:table-cell>
              <table:table-cell office:value-type="float" office:value="0.1489">
                <text:p>0.1489</text:p>
              </table:table-cell>
              <table:table-cell office:value-type="float" office:value="0.113636363636364">
                <text:p>0.11363636363636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135987">
                <text:p>0.135987</text:p>
              </table:table-cell>
              <table:table-cell office:value-type="float" office:value="0.12922">
                <text:p>0.12922</text:p>
              </table:table-cell>
              <table:table-cell office:value-type="float" office:value="0.129">
                <text:p>0.129</text:p>
              </table:table-cell>
              <table:table-cell office:value-type="float" office:value="0.136">
                <text:p>0.13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304631">
                <text:p>0.304631</text:p>
              </table:table-cell>
              <table:table-cell office:value-type="float" office:value="0.2673">
                <text:p>0.2673</text:p>
              </table:table-cell>
              <table:table-cell office:value-type="float" office:value="0.26734">
                <text:p>0.26734</text:p>
              </table:table-cell>
              <table:table-cell office:value-type="float" office:value="0.305">
                <text:p>0.305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394">
                <text:p>0.394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396">
                <text:p>0.3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4628099">
                <text:p>0.4628099</text:p>
              </table:table-cell>
              <table:table-cell office:value-type="float" office:value="0.4628">
                <text:p>0.4628</text:p>
              </table:table-cell>
              <table:table-cell office:value-type="float" office:value="0.4628">
                <text:p>0.4628</text:p>
              </table:table-cell>
              <table:table-cell office:value-type="float" office:value="0.46515">
                <text:p>0.4651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4676">
                <text:p>0.4676</text:p>
              </table:table-cell>
              <table:table-cell office:value-type="float" office:value="0.462121">
                <text:p>0.462121</text:p>
              </table:table-cell>
              <table:table-cell office:value-type="float" office:value="0.462121212">
                <text:p>0.462121212</text:p>
              </table:table-cell>
              <table:table-cell office:value-type="float" office:value="0.46875">
                <text:p>0.4687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641">
                <text:p>0.1641</text:p>
              </table:table-cell>
              <table:table-cell office:value-type="float" office:value="0.15909">
                <text:p>0.15909</text:p>
              </table:table-cell>
              <table:table-cell office:value-type="float" office:value="0.1590909">
                <text:p>0.1590909</text:p>
              </table:table-cell>
              <table:table-cell office:value-type="float" office:value="0.165">
                <text:p>0.165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5316">
                <text:p>0.5316</text:p>
              </table:table-cell>
              <table:table-cell office:value-type="float" office:value="0.5359879">
                <text:p>0.5359879</text:p>
              </table:table-cell>
              <table:table-cell office:value-type="float" office:value="0.5359">
                <text:p>0.5359</text:p>
              </table:table-cell>
              <table:table-cell office:value-type="float" office:value="0.5326">
                <text:p>0.5326</text:p>
              </table:table-cell>
              <table:table-cell office:value-type="float" office:value="0.127272727272727">
                <text:p>0.12727272727272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31174">
                <text:p>0.31174</text:p>
              </table:table-cell>
              <table:table-cell office:value-type="float" office:value="0.3096">
                <text:p>0.3096</text:p>
              </table:table-cell>
              <table:table-cell office:value-type="float" office:value="0.309629">
                <text:p>0.309629</text:p>
              </table:table-cell>
              <table:table-cell office:value-type="float" office:value="0.3125">
                <text:p>0.3125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99056">
                <text:p>0.799056</text:p>
              </table:table-cell>
              <table:table-cell office:value-type="float" office:value="0.8064">
                <text:p>0.8064</text:p>
              </table:table-cell>
              <table:table-cell office:value-type="float" office:value="0.80645">
                <text:p>0.80645</text:p>
              </table:table-cell>
              <table:table-cell office:value-type="float" office:value="0.799">
                <text:p>0.799</text:p>
              </table:table-cell>
              <table:table-cell office:value-type="float" office:value="0.118997912317328">
                <text:p>0.118997912317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09cm" svg:height="13.786cm" xlink:href=".." xlink:type="simple" chart:class="chart:line" chart:style-name="ch1">
        <chart:title svg:x="8.17cm" svg:y="0.411cm" chart:style-name="ch2">
          <text:p>Valores de Alfa con mejores resultados</text:p>
        </chart:title>
        <chart:legend chart:legend-position="end" svg:x="20.858cm" svg:y="5.835cm" style:legend-expansion="high" chart:style-name="ch3"/>
        <chart:plot-area chart:style-name="ch4" table:cell-range-address="Alfa.A1:Alfa.E18" chart:data-source-has-labels="both" svg:x="1.491cm" svg:y="1.491cm" svg:width="18.877cm" svg:height="11.049cm">
          <chart:coordinate-region svg:x="2.74cm" svg:y="1.491cm" svg:width="16.825cm" svg:height="8.546cm"/>
          <chart:axis chart:dimension="x" chart:name="primary-x" chart:style-name="ch5" chartooo:axis-type="auto">
            <chartooo:date-scale/>
            <chart:title svg:x="9.782cm" svg:y="12.815cm" chart:style-name="ch6">
              <text:p>Texto analizado</text:p>
            </chart:title>
            <chart:categories table:cell-range-address="Alfa.A2:Alfa.A18"/>
          </chart:axis>
          <chart:axis chart:dimension="y" chart:name="primary-y" chart:style-name="ch5">
            <chart:title svg:x="0.451cm" svg:y="7.951cm" chart:style-name="ch7">
              <text:p>Valor de Alfa</text:p>
            </chart:title>
            <chart:grid chart:style-name="ch8" chart:class="major"/>
          </chart:axis>
          <chart:series chart:style-name="ch9" chart:values-cell-range-address="Alfa.B2:Alfa.B18" chart:label-cell-address="Alfa.B1:Alfa.B1" chart:class="chart:line">
            <chart:data-point chart:repeated="17"/>
          </chart:series>
          <chart:series chart:style-name="ch10" chart:values-cell-range-address="Alfa.C2:Alfa.C18" chart:label-cell-address="Alfa.C1:Alfa.C1" chart:class="chart:line">
            <chart:data-point chart:repeated="17"/>
          </chart:series>
          <chart:series chart:style-name="ch11" chart:values-cell-range-address="Alfa.D2:Alfa.D18" chart:label-cell-address="Alfa.D1:Alfa.D1" chart:class="chart:line">
            <chart:data-point chart:repeated="17"/>
          </chart:series>
          <chart:series chart:style-name="ch12" chart:values-cell-range-address="Alfa.E2:Alfa.E18" chart:label-cell-address="Alfa.E1:Alfa.E1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</text:p>
                <draw:g>
                  <svg:desc>Alfa.B1:Alfa.B1</svg:desc>
                </draw:g>
              </table:table-cell>
              <table:table-cell office:value-type="string">
                <text:p>Rhasspy,Poco</text:p>
                <draw:g>
                  <svg:desc>Alfa.C1:Alfa.C1</svg:desc>
                </draw:g>
              </table:table-cell>
              <table:table-cell office:value-type="string">
                <text:p>Polyglot,Ken</text:p>
                <draw:g>
                  <svg:desc>Alfa.D1:Alfa.D1</svg:desc>
                </draw:g>
              </table:table-cell>
              <table:table-cell office:value-type="string">
                <text:p>Polyglot,Poco</text:p>
                <draw:g>
                  <svg:desc>Alfa.E1:Alf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Alfa.A2:Alfa.A18</svg:desc>
                </draw:g>
              </table:table-cell>
              <table:table-cell office:value-type="float" office:value="1.9">
                <text:p>1.9</text:p>
                <draw:g>
                  <svg:desc>Alfa.B2:Alfa.B18</svg:desc>
                </draw:g>
              </table:table-cell>
              <table:table-cell office:value-type="float" office:value="1.6">
                <text:p>1.6</text:p>
                <draw:g>
                  <svg:desc>Alfa.C2:Alfa.C18</svg:desc>
                </draw:g>
              </table:table-cell>
              <table:table-cell office:value-type="float" office:value="1.9">
                <text:p>1.9</text:p>
                <draw:g>
                  <svg:desc>Alfa.D2:Alfa.D18</svg:desc>
                </draw:g>
              </table:table-cell>
              <table:table-cell office:value-type="float" office:value="1.6">
                <text:p>1.6</text:p>
                <draw:g>
                  <svg:desc>Alfa.E2:Alfa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65cm" svg:height="14.886cm" xlink:href=".." xlink:type="simple" chart:class="chart:line" chart:style-name="ch1">
        <chart:title svg:x="9.074cm" svg:y="0.433cm" chart:style-name="ch2">
          <text:p>Valores de Beta con mejores resultados</text:p>
        </chart:title>
        <chart:legend chart:legend-position="end" svg:x="22.814cm" svg:y="6.385cm" style:legend-expansion="high" chart:style-name="ch3"/>
        <chart:plot-area chart:style-name="ch4" table:cell-range-address="Beta.A1:Beta.E18" chart:data-source-has-labels="both" svg:x="1.53cm" svg:y="1.535cm" svg:width="20.755cm" svg:height="12.083cm">
          <chart:coordinate-region svg:x="2.779cm" svg:y="1.535cm" svg:width="18.703cm" svg:height="9.579cm"/>
          <chart:axis chart:dimension="x" chart:name="primary-x" chart:style-name="ch5" chartooo:axis-type="auto">
            <chartooo:date-scale/>
            <chart:title svg:x="10.76cm" svg:y="13.915cm" chart:style-name="ch6">
              <text:p>Texto analizado</text:p>
            </chart:title>
            <chart:categories table:cell-range-address="Beta.A2:Beta.A18"/>
          </chart:axis>
          <chart:axis chart:dimension="y" chart:name="primary-y" chart:style-name="ch5">
            <chart:title svg:x="0.451cm" svg:y="8.565cm" chart:style-name="ch7">
              <text:p>Valor de Beta</text:p>
            </chart:title>
            <chart:grid chart:style-name="ch8" chart:class="major"/>
          </chart:axis>
          <chart:series chart:style-name="ch9" chart:values-cell-range-address="Beta.B2:Beta.B18" chart:label-cell-address="Beta.B1:Beta.B1" chart:class="chart:line">
            <chart:data-point chart:repeated="17"/>
          </chart:series>
          <chart:series chart:style-name="ch10" chart:values-cell-range-address="Beta.C2:Beta.C18" chart:label-cell-address="Beta.C1:Beta.C1" chart:class="chart:line">
            <chart:data-point chart:repeated="17"/>
          </chart:series>
          <chart:series chart:style-name="ch11" chart:values-cell-range-address="Beta.D2:Beta.D18" chart:label-cell-address="Beta.D1:Beta.D1" chart:class="chart:line">
            <chart:data-point chart:repeated="17"/>
          </chart:series>
          <chart:series chart:style-name="ch12" chart:values-cell-range-address="Beta.E2:Beta.E18" chart:label-cell-address="Beta.E1:Beta.E1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</text:p>
                <draw:g>
                  <svg:desc>Beta.B1:Beta.B1</svg:desc>
                </draw:g>
              </table:table-cell>
              <table:table-cell office:value-type="string">
                <text:p>Rhasspy,Poco</text:p>
                <draw:g>
                  <svg:desc>Beta.C1:Beta.C1</svg:desc>
                </draw:g>
              </table:table-cell>
              <table:table-cell office:value-type="string">
                <text:p>Polyglot,Ken</text:p>
                <draw:g>
                  <svg:desc>Beta.D1:Beta.D1</svg:desc>
                </draw:g>
              </table:table-cell>
              <table:table-cell office:value-type="string">
                <text:p>Polyglot,Poco</text:p>
                <draw:g>
                  <svg:desc>Beta.E1:Be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Beta.A2:Beta.A18</svg:desc>
                </draw:g>
              </table:table-cell>
              <table:table-cell office:value-type="float" office:value="0.9">
                <text:p>0.9</text:p>
                <draw:g>
                  <svg:desc>Beta.B2:Beta.B18</svg:desc>
                </draw:g>
              </table:table-cell>
              <table:table-cell office:value-type="float" office:value="0.7">
                <text:p>0.7</text:p>
                <draw:g>
                  <svg:desc>Beta.C2:Beta.C18</svg:desc>
                </draw:g>
              </table:table-cell>
              <table:table-cell office:value-type="float" office:value="0.9">
                <text:p>0.9</text:p>
                <draw:g>
                  <svg:desc>Beta.D2:Beta.D18</svg:desc>
                </draw:g>
              </table:table-cell>
              <table:table-cell office:value-type="float" office:value="0.7">
                <text:p>0.7</text:p>
                <draw:g>
                  <svg:desc>Beta.E2:Beta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385cm" svg:height="18.216cm" xlink:href=".." xlink:type="simple" chart:class="chart:line" chart:style-name="ch1">
        <chart:title svg:x="12.627cm" svg:y="0.5cm" chart:style-name="ch2">
          <text:p>WER según API, Modelo y Scorer</text:p>
        </chart:title>
        <chart:subtitle svg:x="13.465cm" svg:y="1.669cm" chart:style-name="ch3">
          <text:p>Mejores valores (Less is better)</text:p>
        </chart:subtitle>
        <chart:legend chart:legend-position="end" svg:x="27.485cm" svg:y="7.798cm" style:legend-expansion="high" chart:style-name="ch4"/>
        <chart:plot-area chart:style-name="ch5" table:cell-range-address="WER.A2:WER.B18 WER.A1:WER.B1 WER.D1:WER.D18 WER.F1:WER.F18 WER.H1:WER.H18 WER.J1:WER.J18" chart:data-source-has-labels="both" svg:x="1.648cm" svg:y="2.69cm" svg:width="25.19cm" svg:height="14.191cm">
          <chart:coordinate-region svg:x="2.957cm" svg:y="2.69cm" svg:width="23.138cm" svg:height="11.687cm"/>
          <chart:axis chart:dimension="x" chart:name="primary-x" chart:style-name="ch6" chartooo:axis-type="auto">
            <chartooo:date-scale/>
            <chart:title svg:x="13.096cm" svg:y="17.245cm" chart:style-name="ch7">
              <text:p>Texto analizado</text:p>
            </chart:title>
            <chart:categories table:cell-range-address="WER.A2:WER.A18"/>
          </chart:axis>
          <chart:axis chart:dimension="y" chart:name="primary-y" chart:style-name="ch6">
            <chart:title svg:x="0.451cm" svg:y="10.827cm" chart:style-name="ch8">
              <text:p>Valor de WER</text:p>
            </chart:title>
            <chart:grid chart:style-name="ch9" chart:class="major"/>
          </chart:axis>
          <chart:series chart:style-name="ch10" chart:values-cell-range-address="WER.B2:WER.B18" chart:label-cell-address="WER.B1:WER.B1" chart:class="chart:line">
            <chart:data-point chart:repeated="17"/>
          </chart:series>
          <chart:series chart:style-name="ch11" chart:values-cell-range-address="WER.D2:WER.D18" chart:label-cell-address="WER.D1:WER.D1" chart:class="chart:line">
            <chart:data-point chart:repeated="17"/>
          </chart:series>
          <chart:series chart:style-name="ch12" chart:values-cell-range-address="WER.F2:WER.F18" chart:label-cell-address="WER.F1:WER.F1" chart:class="chart:line">
            <chart:data-point chart:repeated="17"/>
          </chart:series>
          <chart:series chart:style-name="ch13" chart:values-cell-range-address="WER.H2:WER.H18" chart:label-cell-address="WER.H1:WER.H1" chart:class="chart:line">
            <chart:data-point chart:repeated="17"/>
          </chart:series>
          <chart:series chart:style-name="ch14" chart:values-cell-range-address="WER.J2:WER.J18" chart:label-cell-address="WER.J1:WER.J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jor)</text:p>
                <draw:g>
                  <svg:desc>WER.B1:WER.B1</svg:desc>
                </draw:g>
              </table:table-cell>
              <table:table-cell office:value-type="string">
                <text:p>Rhasspy,Poco (Mejor)</text:p>
                <draw:g>
                  <svg:desc>WER.D1:WER.D1</svg:desc>
                </draw:g>
              </table:table-cell>
              <table:table-cell office:value-type="string">
                <text:p>Polyglot,Ken (Mejor)</text:p>
                <draw:g>
                  <svg:desc>WER.F1:WER.F1</svg:desc>
                </draw:g>
              </table:table-cell>
              <table:table-cell office:value-type="string">
                <text:p>Polyglot,Poco (Mejor)</text:p>
                <draw:g>
                  <svg:desc>WER.H1:WER.H1</svg:desc>
                </draw:g>
              </table:table-cell>
              <table:table-cell office:value-type="string">
                <text:p>Vosk</text:p>
                <draw:g>
                  <svg:desc>WER.J1:W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WER.A2:WER.A18</svg:desc>
                </draw:g>
              </table:table-cell>
              <table:table-cell office:value-type="float" office:value="0">
                <text:p>0</text:p>
                <draw:g>
                  <svg:desc>WER.B2:WER.B18</svg:desc>
                </draw:g>
              </table:table-cell>
              <table:table-cell office:value-type="float" office:value="0">
                <text:p>0</text:p>
                <draw:g>
                  <svg:desc>WER.D2:WER.D18</svg:desc>
                </draw:g>
              </table:table-cell>
              <table:table-cell office:value-type="float" office:value="0">
                <text:p>0</text:p>
                <draw:g>
                  <svg:desc>WER.F2:WER.F18</svg:desc>
                </draw:g>
              </table:table-cell>
              <table:table-cell office:value-type="float" office:value="0">
                <text:p>0</text:p>
                <draw:g>
                  <svg:desc>WER.H2:WER.H18</svg:desc>
                </draw:g>
              </table:table-cell>
              <table:table-cell office:value-type="float" office:value="0.5">
                <text:p>0.5</text:p>
                <draw:g>
                  <svg:desc>WER.J2:W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14286">
                <text:p>0.14286</text:p>
              </table:table-cell>
              <table:table-cell office:value-type="float" office:value="0.14285">
                <text:p>0.14285</text:p>
              </table:table-cell>
              <table:table-cell office:value-type="float" office:value="0.1429">
                <text:p>0.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5">
                <text:p>0.75</text:p>
              </table:table-cell>
              <table:table-cell office:value-type="float" office:value="0.67">
                <text:p>0.67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2857">
                <text:p>0.2857</text:p>
              </table:table-cell>
              <table:table-cell office:value-type="float" office:value="0.14286">
                <text:p>0.14286</text:p>
              </table:table-cell>
              <table:table-cell office:value-type="float" office:value="0.1482">
                <text:p>0.148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">
                <text:p>0.1428</text:p>
              </table:table-cell>
              <table:table-cell office:value-type="float" office:value="0.14285">
                <text:p>0.14285</text:p>
              </table:table-cell>
              <table:table-cell office:value-type="float" office:value="0.1428">
                <text:p>0.142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">
                <text:p>0.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2857">
                <text:p>0.42857</text:p>
              </table:table-cell>
              <table:table-cell office:value-type="float" office:value="0.4286">
                <text:p>0.428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555555">
                <text:p>0.8555555</text:p>
              </table:table-cell>
              <table:table-cell office:value-type="float" office:value="0.86">
                <text:p>0.86</text:p>
              </table:table-cell>
              <table:table-cell office:value-type="float" office:value="0.8555556">
                <text:p>0.8555556</text:p>
              </table:table-cell>
              <table:table-cell office:value-type="float" office:value="0.84">
                <text:p>0.84</text:p>
              </table:table-cell>
              <table:table-cell office:value-type="float" office:value="0.294444444444444">
                <text:p>0.294444444444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923cm" svg:height="16.269cm" xlink:href=".." xlink:type="simple" chart:class="chart:line" chart:style-name="ch1">
        <chart:title svg:x="10.896cm" svg:y="0.461cm" chart:style-name="ch2">
          <text:p>WER según API, Modelo y Scorer</text:p>
        </chart:title>
        <chart:subtitle svg:x="11.766cm" svg:y="1.591cm" chart:style-name="ch3">
          <text:p>Valores medios (Less is better)</text:p>
        </chart:subtitle>
        <chart:legend chart:legend-position="end" svg:x="23.959cm" svg:y="6.824cm" style:legend-expansion="high" chart:style-name="ch4"/>
        <chart:plot-area chart:style-name="ch5" table:cell-range-address="WER.A2:WER.A18 WER.C1:WER.C18 WER.E1:WER.E18 WER.G1:WER.G18 WER.I1:WER.J18" chart:data-source-has-labels="both" svg:x="1.579cm" svg:y="2.573cm" svg:width="21.802cm" svg:height="12.4cm">
          <chart:coordinate-region svg:x="2.888cm" svg:y="2.573cm" svg:width="19.75cm" svg:height="9.896cm"/>
          <chart:axis chart:dimension="x" chart:name="primary-x" chart:style-name="ch6" chartooo:axis-type="auto">
            <chartooo:date-scale/>
            <chart:title svg:x="11.333cm" svg:y="15.298cm" chart:style-name="ch7">
              <text:p>Texto analizado</text:p>
            </chart:title>
            <chart:categories table:cell-range-address="WER.A2:WER.A18"/>
          </chart:axis>
          <chart:axis chart:dimension="y" chart:name="primary-y" chart:style-name="ch6">
            <chart:title svg:x="0.451cm" svg:y="9.815cm" chart:style-name="ch8">
              <text:p>Valor de WER</text:p>
            </chart:title>
            <chart:grid chart:style-name="ch9" chart:class="major"/>
          </chart:axis>
          <chart:series chart:style-name="ch10" chart:values-cell-range-address="WER.C2:WER.C18" chart:label-cell-address="WER.C1:WER.C1" chart:class="chart:line">
            <chart:data-point chart:repeated="17"/>
          </chart:series>
          <chart:series chart:style-name="ch11" chart:values-cell-range-address="WER.E2:WER.E18" chart:label-cell-address="WER.E1:WER.E1" chart:class="chart:line">
            <chart:data-point chart:repeated="17"/>
          </chart:series>
          <chart:series chart:style-name="ch12" chart:values-cell-range-address="WER.G2:WER.G18" chart:label-cell-address="WER.G1:WER.G1" chart:class="chart:line">
            <chart:data-point chart:repeated="17"/>
          </chart:series>
          <chart:series chart:style-name="ch13" chart:values-cell-range-address="WER.I2:WER.I18" chart:label-cell-address="WER.I1:WER.I1" chart:class="chart:line">
            <chart:data-point chart:repeated="17"/>
          </chart:series>
          <chart:series chart:style-name="ch14" chart:values-cell-range-address="WER.J2:WER.J18" chart:label-cell-address="WER.J1:WER.J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hasspy,Ken (Medio)</text:p>
                <draw:g>
                  <svg:desc>WER.C1:WER.C1</svg:desc>
                </draw:g>
              </table:table-cell>
              <table:table-cell office:value-type="string">
                <text:p>Rhasspy,Poco (Medio)</text:p>
                <draw:g>
                  <svg:desc>WER.E1:WER.E1</svg:desc>
                </draw:g>
              </table:table-cell>
              <table:table-cell office:value-type="string">
                <text:p>Polyglot,Ken (Medio)</text:p>
                <draw:g>
                  <svg:desc>WER.G1:WER.G1</svg:desc>
                </draw:g>
              </table:table-cell>
              <table:table-cell office:value-type="string">
                <text:p>Polyglot,Poco (Medio)</text:p>
                <draw:g>
                  <svg:desc>WER.I1:WER.I1</svg:desc>
                </draw:g>
              </table:table-cell>
              <table:table-cell office:value-type="string">
                <text:p>Vosk</text:p>
                <draw:g>
                  <svg:desc>WER.J1:WE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WER.A2:WER.A18</svg:desc>
                </draw:g>
              </table:table-cell>
              <table:table-cell office:value-type="float" office:value="0.107">
                <text:p>0.107</text:p>
                <draw:g>
                  <svg:desc>WER.C2:WER.C18</svg:desc>
                </draw:g>
              </table:table-cell>
              <table:table-cell office:value-type="float" office:value="0.169">
                <text:p>0.169</text:p>
                <draw:g>
                  <svg:desc>WER.E2:WER.E18</svg:desc>
                </draw:g>
              </table:table-cell>
              <table:table-cell office:value-type="float" office:value="0.169">
                <text:p>0.169</text:p>
                <draw:g>
                  <svg:desc>WER.G2:WER.G18</svg:desc>
                </draw:g>
              </table:table-cell>
              <table:table-cell office:value-type="float" office:value="0.107">
                <text:p>0.107</text:p>
                <draw:g>
                  <svg:desc>WER.I2:WER.I18</svg:desc>
                </draw:g>
              </table:table-cell>
              <table:table-cell office:value-type="float" office:value="0.5">
                <text:p>0.5</text:p>
                <draw:g>
                  <svg:desc>WER.J2:WER.J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7138">
                <text:p>0.7138</text:p>
              </table:table-cell>
              <table:table-cell office:value-type="float" office:value="0.7118">
                <text:p>0.7118</text:p>
              </table:table-cell>
              <table:table-cell office:value-type="float" office:value="0.7118">
                <text:p>0.7118</text:p>
              </table:table-cell>
              <table:table-cell office:value-type="float" office:value="0.713842975206612">
                <text:p>0.7138429752066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.175">
                <text:p>0.175</text:p>
              </table:table-cell>
              <table:table-cell office:value-type="float" office:value="0.183">
                <text:p>0.183</text:p>
              </table:table-cell>
              <table:table-cell office:value-type="float" office:value="0.183">
                <text:p>0.183</text:p>
              </table:table-cell>
              <table:table-cell office:value-type="float" office:value="0.177">
                <text:p>0.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.273">
                <text:p>0.273</text:p>
              </table:table-cell>
              <table:table-cell office:value-type="float" office:value="0.264">
                <text:p>0.264</text:p>
              </table:table-cell>
              <table:table-cell office:value-type="float" office:value="0.264">
                <text:p>0.264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79">
                <text:p>0.579</text:p>
              </table:table-cell>
              <table:table-cell office:value-type="float" office:value="0.533">
                <text:p>0.533</text:p>
              </table:table-cell>
              <table:table-cell office:value-type="float" office:value="0.533">
                <text:p>0.533</text:p>
              </table:table-cell>
              <table:table-cell office:value-type="float" office:value="0.579">
                <text:p>0.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8063">
                <text:p>0.18063</text:p>
              </table:table-cell>
              <table:table-cell office:value-type="float" office:value="0.175914">
                <text:p>0.175914</text:p>
              </table:table-cell>
              <table:table-cell office:value-type="float" office:value="0.17591">
                <text:p>0.17591</text:p>
              </table:table-cell>
              <table:table-cell office:value-type="float" office:value="0.181">
                <text:p>0.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7066">
                <text:p>0.77066</text:p>
              </table:table-cell>
              <table:table-cell office:value-type="float" office:value="0.761">
                <text:p>0.761</text:p>
              </table:table-cell>
              <table:table-cell office:value-type="float" office:value="0.761019">
                <text:p>0.761019</text:p>
              </table:table-cell>
              <table:table-cell office:value-type="float" office:value="0.7715">
                <text:p>0.771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3636">
                <text:p>0.3636</text:p>
              </table:table-cell>
              <table:table-cell office:value-type="float" office:value="0.36953">
                <text:p>0.36953</text:p>
              </table:table-cell>
              <table:table-cell office:value-type="float" office:value="0.369539">
                <text:p>0.369539</text:p>
              </table:table-cell>
              <table:table-cell office:value-type="float" office:value="0.3643">
                <text:p>0.36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91">
                <text:p>0.291</text:p>
              </table:table-cell>
              <table:table-cell office:value-type="float" office:value="0.285">
                <text:p>0.285</text:p>
              </table:table-cell>
              <table:table-cell office:value-type="float" office:value="0.29">
                <text:p>0.29</text:p>
              </table:table-cell>
              <table:table-cell office:value-type="float" office:value="0.292">
                <text:p>0.2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6188">
                <text:p>0.6188</text:p>
              </table:table-cell>
              <table:table-cell office:value-type="float" office:value="0.5155">
                <text:p>0.5155</text:p>
              </table:table-cell>
              <table:table-cell office:value-type="float" office:value="0.5155">
                <text:p>0.5155</text:p>
              </table:table-cell>
              <table:table-cell office:value-type="float" office:value="0.619">
                <text:p>0.6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681">
                <text:p>0.681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  <table:table-cell office:value-type="float" office:value="0.683">
                <text:p>0.6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0.913">
                <text:p>0.9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862">
                <text:p>0.86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0.86">
                <text:p>0.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32939">
                <text:p>0.32939</text:p>
              </table:table-cell>
              <table:table-cell office:value-type="float" office:value="0.3116">
                <text:p>0.3116</text:p>
              </table:table-cell>
              <table:table-cell office:value-type="float" office:value="0.31168">
                <text:p>0.31168</text:p>
              </table:table-cell>
              <table:table-cell office:value-type="float" office:value="0.3298">
                <text:p>0.329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8622">
                <text:p>0.8622</text:p>
              </table:table-cell>
              <table:table-cell office:value-type="float" office:value="0.86845">
                <text:p>0.86845</text:p>
              </table:table-cell>
              <table:table-cell office:value-type="float" office:value="0.868457">
                <text:p>0.868457</text:p>
              </table:table-cell>
              <table:table-cell office:value-type="float" office:value="0.8632">
                <text:p>0.86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50885">
                <text:p>0.50885</text:p>
              </table:table-cell>
              <table:table-cell office:value-type="float" office:value="0.513577">
                <text:p>0.513577</text:p>
              </table:table-cell>
              <table:table-cell office:value-type="float" office:value="0.513577">
                <text:p>0.513577</text:p>
              </table:table-cell>
              <table:table-cell office:value-type="float" office:value="0.5095">
                <text:p>0.509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67814">
                <text:p>0.867814</text:p>
              </table:table-cell>
              <table:table-cell office:value-type="float" office:value="0.876">
                <text:p>0.876</text:p>
              </table:table-cell>
              <table:table-cell office:value-type="float" office:value="0.875573">
                <text:p>0.875573</text:p>
              </table:table-cell>
              <table:table-cell office:value-type="float" office:value="0.868">
                <text:p>0.868</text:p>
              </table:table-cell>
              <table:table-cell office:value-type="float" office:value="0.294444444444444">
                <text:p>0.294444444444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